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03a5" officeooo:paragraph-rsid="001103a5"/>
    </style:style>
    <style:style style:name="P2" style:family="paragraph" style:parent-style-name="Standard">
      <style:text-properties style:text-line-through-style="solid" style:text-line-through-type="single" style:text-underline-style="none" officeooo:rsid="001103a5" officeooo:paragraph-rsid="00299874"/>
    </style:style>
    <style:style style:name="P3" style:family="paragraph" style:parent-style-name="Standard">
      <style:text-properties style:text-line-through-style="solid" style:text-line-through-type="single" style:text-underline-style="none" officeooo:rsid="001103a5" officeooo:paragraph-rsid="00603600"/>
    </style:style>
    <style:style style:name="P4" style:family="paragraph" style:parent-style-name="Standard">
      <style:text-properties style:text-line-through-style="solid" style:text-line-through-type="single" style:text-underline-style="none" officeooo:rsid="001103a5" officeooo:paragraph-rsid="0065ac96"/>
    </style:style>
    <style:style style:name="P5" style:family="paragraph" style:parent-style-name="Standard">
      <style:text-properties style:text-line-through-style="none" style:text-line-through-type="none" style:text-underline-style="none" officeooo:rsid="006bb367" officeooo:paragraph-rsid="006d5f4a"/>
    </style:style>
    <style:style style:name="P6" style:family="paragraph" style:parent-style-name="Standard">
      <style:text-properties style:text-line-through-style="none" style:text-line-through-type="none" style:text-underline-style="none" officeooo:rsid="006bb367" officeooo:paragraph-rsid="006bb367"/>
    </style:style>
    <style:style style:name="T1" style:family="text">
      <style:text-properties fo:language="es" fo:country="ES"/>
    </style:style>
    <style:style style:name="T2" style:family="text">
      <style:text-properties fo:language="es" fo:country="ES" officeooo:rsid="0011b167"/>
    </style:style>
    <style:style style:name="T3" style:family="text">
      <style:text-properties fo:language="es" fo:country="ES" officeooo:rsid="006a1e0b"/>
    </style:style>
    <style:style style:name="T4" style:family="text">
      <style:text-properties fo:language="es" fo:country="ES" officeooo:rsid="006b0a47"/>
    </style:style>
    <style:style style:name="T5" style:family="text">
      <style:text-properties fo:language="es" fo:country="ES" officeooo:rsid="006d5f4a"/>
    </style:style>
    <style:style style:name="T6" style:family="text">
      <style:text-properties fo:font-size="18pt" fo:language="es" fo:country="ES" fo:font-weight="bold" style:font-size-asian="18pt" style:font-weight-asian="bold" style:font-size-complex="18pt" style:font-weight-complex="bold"/>
    </style:style>
    <style:style style:name="T7" style:family="text">
      <style:text-properties style:text-line-through-style="solid" style:text-line-through-type="single" fo:language="es" fo:country="ES" style:text-underline-style="none"/>
    </style:style>
    <style:style style:name="T8" style:family="text">
      <style:text-properties style:text-line-through-style="none" style:text-line-through-type="none" fo:language="es" fo:country="ES"/>
    </style:style>
    <style:style style:name="T9" style:family="text">
      <style:text-properties style:text-line-through-style="none" style:text-line-through-type="none" fo:language="es" fo:country="ES" style:text-underline-style="none"/>
    </style:style>
    <style:style style:name="T10" style:family="text">
      <style:text-properties style:text-line-through-style="none" style:text-line-through-type="none" fo:language="es" fo:country="ES" style:text-underline-style="none" officeooo:rsid="0012b5ee"/>
    </style:style>
    <style:style style:name="T11" style:family="text">
      <style:text-properties style:text-line-through-style="none" style:text-line-through-type="none" fo:language="es" fo:country="ES" style:text-underline-style="none" officeooo:rsid="00144c45"/>
    </style:style>
    <style:style style:name="T12" style:family="text">
      <style:text-properties style:text-line-through-style="none" style:text-line-through-type="none" fo:language="es" fo:country="ES" style:text-underline-style="none" officeooo:rsid="00148c09"/>
    </style:style>
    <style:style style:name="T13" style:family="text">
      <style:text-properties style:text-line-through-style="none" style:text-line-through-type="none" fo:language="es" fo:country="ES" style:text-underline-style="none" officeooo:rsid="00153027"/>
    </style:style>
    <style:style style:name="T14" style:family="text">
      <style:text-properties style:text-line-through-style="none" style:text-line-through-type="none" fo:language="es" fo:country="ES" style:text-underline-style="none" officeooo:rsid="00164009"/>
    </style:style>
    <style:style style:name="T15" style:family="text">
      <style:text-properties style:text-line-through-style="none" style:text-line-through-type="none" fo:language="es" fo:country="ES" style:text-underline-style="none" officeooo:rsid="00181f77"/>
    </style:style>
    <style:style style:name="T16" style:family="text">
      <style:text-properties style:text-line-through-style="none" style:text-line-through-type="none" fo:language="es" fo:country="ES" style:text-underline-style="none" officeooo:rsid="00193b8c"/>
    </style:style>
    <style:style style:name="T17" style:family="text">
      <style:text-properties style:text-line-through-style="none" style:text-line-through-type="none" fo:language="es" fo:country="ES" style:text-underline-style="none" officeooo:rsid="001a8917"/>
    </style:style>
    <style:style style:name="T18" style:family="text">
      <style:text-properties style:text-line-through-style="none" style:text-line-through-type="none" fo:language="es" fo:country="ES" style:text-underline-style="none" officeooo:rsid="001b296f"/>
    </style:style>
    <style:style style:name="T19" style:family="text">
      <style:text-properties style:text-line-through-style="none" style:text-line-through-type="none" fo:language="es" fo:country="ES" style:text-underline-style="none" officeooo:rsid="001c0ce4"/>
    </style:style>
    <style:style style:name="T20" style:family="text">
      <style:text-properties style:text-line-through-style="none" style:text-line-through-type="none" fo:language="es" fo:country="ES" style:text-underline-style="none" officeooo:rsid="001f5594"/>
    </style:style>
    <style:style style:name="T21" style:family="text">
      <style:text-properties style:text-line-through-style="none" style:text-line-through-type="none" fo:language="es" fo:country="ES" officeooo:rsid="001f5594"/>
    </style:style>
    <style:style style:name="T22" style:family="text">
      <style:text-properties style:text-line-through-style="none" style:text-line-through-type="none" fo:language="es" fo:country="ES" officeooo:rsid="0020e503"/>
    </style:style>
    <style:style style:name="T23" style:family="text">
      <style:text-properties style:text-line-through-style="none" style:text-line-through-type="none" fo:language="es" fo:country="ES" officeooo:rsid="00217d56"/>
    </style:style>
    <style:style style:name="T24" style:family="text">
      <style:text-properties style:text-line-through-style="none" style:text-line-through-type="none" fo:language="es" fo:country="ES" officeooo:rsid="0021a0cb"/>
    </style:style>
    <style:style style:name="T25" style:family="text">
      <style:text-properties style:text-line-through-style="none" style:text-line-through-type="none" fo:language="es" fo:country="ES" fo:font-style="italic" style:font-style-asian="italic" style:font-style-complex="italic"/>
    </style:style>
    <style:style style:name="T26" style:family="text">
      <style:text-properties style:text-line-through-style="none" style:text-line-through-type="none" fo:language="es" fo:country="ES" fo:font-style="italic" officeooo:rsid="002277ac" style:font-style-asian="italic" style:font-style-complex="italic"/>
    </style:style>
    <style:style style:name="T27" style:family="text">
      <style:text-properties style:text-line-through-style="none" style:text-line-through-type="none" fo:language="es" fo:country="ES" fo:font-style="italic" officeooo:rsid="0028c65b" style:font-style-asian="italic" style:font-style-complex="italic"/>
    </style:style>
    <style:style style:name="T28" style:family="text">
      <style:text-properties style:text-line-through-style="none" style:text-line-through-type="none" fo:language="es" fo:country="ES" fo:font-style="italic" officeooo:rsid="002cca19" style:font-style-asian="italic" style:font-style-complex="italic"/>
    </style:style>
    <style:style style:name="T29" style:family="text">
      <style:text-properties style:text-line-through-style="none" style:text-line-through-type="none" fo:language="es" fo:country="ES" fo:font-style="italic" officeooo:rsid="002eb15d" style:font-style-asian="italic" style:font-style-complex="italic"/>
    </style:style>
    <style:style style:name="T30" style:family="text">
      <style:text-properties style:text-line-through-style="none" style:text-line-through-type="none" fo:language="es" fo:country="ES" fo:font-style="italic" officeooo:rsid="003c9705" style:font-style-asian="italic" style:font-style-complex="italic"/>
    </style:style>
    <style:style style:name="T31" style:family="text">
      <style:text-properties style:text-line-through-style="none" style:text-line-through-type="none" fo:language="es" fo:country="ES" fo:font-style="italic" officeooo:rsid="003f58ab" style:font-style-asian="italic" style:font-style-complex="italic"/>
    </style:style>
    <style:style style:name="T32" style:family="text">
      <style:text-properties style:text-line-through-style="none" style:text-line-through-type="none" fo:language="es" fo:country="ES" fo:font-style="italic" officeooo:rsid="00633d33" style:font-style-asian="italic" style:font-style-complex="italic"/>
    </style:style>
    <style:style style:name="T33" style:family="text">
      <style:text-properties style:text-line-through-style="none" style:text-line-through-type="none" fo:language="es" fo:country="ES" fo:font-style="italic" officeooo:rsid="0065ac96" style:font-style-asian="italic" style:font-style-complex="italic"/>
    </style:style>
    <style:style style:name="T34" style:family="text">
      <style:text-properties style:text-line-through-style="none" style:text-line-through-type="none" fo:language="es" fo:country="ES" officeooo:rsid="00242559"/>
    </style:style>
    <style:style style:name="T35" style:family="text">
      <style:text-properties style:text-line-through-style="none" style:text-line-through-type="none" fo:language="es" fo:country="ES" officeooo:rsid="00251fb7"/>
    </style:style>
    <style:style style:name="T36" style:family="text">
      <style:text-properties style:text-line-through-style="none" style:text-line-through-type="none" fo:language="es" fo:country="ES" officeooo:rsid="0025bb1d"/>
    </style:style>
    <style:style style:name="T37" style:family="text">
      <style:text-properties style:text-line-through-style="none" style:text-line-through-type="none" fo:language="es" fo:country="ES" officeooo:rsid="0027305c"/>
    </style:style>
    <style:style style:name="T38" style:family="text">
      <style:text-properties style:text-line-through-style="none" style:text-line-through-type="none" fo:language="es" fo:country="ES" officeooo:rsid="0028c65b"/>
    </style:style>
    <style:style style:name="T39" style:family="text">
      <style:text-properties style:text-line-through-style="none" style:text-line-through-type="none" fo:language="es" fo:country="ES" officeooo:rsid="0028e444"/>
    </style:style>
    <style:style style:name="T40" style:family="text">
      <style:text-properties style:text-line-through-style="none" style:text-line-through-type="none" fo:language="es" fo:country="ES" officeooo:rsid="00299874"/>
    </style:style>
    <style:style style:name="T41" style:family="text">
      <style:text-properties style:text-line-through-style="none" style:text-line-through-type="none" fo:language="es" fo:country="ES" officeooo:rsid="002a578a"/>
    </style:style>
    <style:style style:name="T42" style:family="text">
      <style:text-properties style:text-line-through-style="none" style:text-line-through-type="none" fo:language="es" fo:country="ES" officeooo:rsid="002b644f"/>
    </style:style>
    <style:style style:name="T43" style:family="text">
      <style:text-properties style:text-line-through-style="none" style:text-line-through-type="none" fo:language="es" fo:country="ES" officeooo:rsid="002be3d7"/>
    </style:style>
    <style:style style:name="T44" style:family="text">
      <style:text-properties style:text-line-through-style="none" style:text-line-through-type="none" fo:language="es" fo:country="ES" officeooo:rsid="002cc038"/>
    </style:style>
    <style:style style:name="T45" style:family="text">
      <style:text-properties style:text-line-through-style="none" style:text-line-through-type="none" fo:language="es" fo:country="ES" officeooo:rsid="002cca19"/>
    </style:style>
    <style:style style:name="T46" style:family="text">
      <style:text-properties style:text-line-through-style="none" style:text-line-through-type="none" fo:language="es" fo:country="ES" officeooo:rsid="002eb15d"/>
    </style:style>
    <style:style style:name="T47" style:family="text">
      <style:text-properties style:text-line-through-style="none" style:text-line-through-type="none" fo:language="es" fo:country="ES" officeooo:rsid="003021a1"/>
    </style:style>
    <style:style style:name="T48" style:family="text">
      <style:text-properties style:text-line-through-style="none" style:text-line-through-type="none" fo:language="es" fo:country="ES" fo:font-style="normal" style:font-style-asian="normal" style:font-style-complex="normal"/>
    </style:style>
    <style:style style:name="T49" style:family="text">
      <style:text-properties style:text-line-through-style="none" style:text-line-through-type="none" fo:language="es" fo:country="ES" fo:font-style="normal" officeooo:rsid="00309414" style:font-style-asian="normal" style:font-style-complex="normal"/>
    </style:style>
    <style:style style:name="T50" style:family="text">
      <style:text-properties style:text-line-through-style="none" style:text-line-through-type="none" fo:language="es" fo:country="ES" fo:font-style="normal" officeooo:rsid="003251e8" style:font-style-asian="normal" style:font-style-complex="normal"/>
    </style:style>
    <style:style style:name="T51" style:family="text">
      <style:text-properties style:text-line-through-style="none" style:text-line-through-type="none" fo:language="es" fo:country="ES" officeooo:rsid="0032dccb"/>
    </style:style>
    <style:style style:name="T52" style:family="text">
      <style:text-properties style:text-line-through-style="none" style:text-line-through-type="none" fo:language="es" fo:country="ES" officeooo:rsid="00336b14"/>
    </style:style>
    <style:style style:name="T53" style:family="text">
      <style:text-properties style:text-line-through-style="none" style:text-line-through-type="none" fo:language="es" fo:country="ES" officeooo:rsid="003472a9"/>
    </style:style>
    <style:style style:name="T54" style:family="text">
      <style:text-properties style:text-line-through-style="none" style:text-line-through-type="none" fo:language="es" fo:country="ES" officeooo:rsid="0034b3a4"/>
    </style:style>
    <style:style style:name="T55" style:family="text">
      <style:text-properties style:text-line-through-style="none" style:text-line-through-type="none" fo:language="es" fo:country="ES" officeooo:rsid="00367c10"/>
    </style:style>
    <style:style style:name="T56" style:family="text">
      <style:text-properties style:text-line-through-style="none" style:text-line-through-type="none" fo:language="es" fo:country="ES" officeooo:rsid="0037192a"/>
    </style:style>
    <style:style style:name="T57" style:family="text">
      <style:text-properties style:text-line-through-style="none" style:text-line-through-type="none" fo:language="es" fo:country="ES" officeooo:rsid="00383c50"/>
    </style:style>
    <style:style style:name="T58" style:family="text">
      <style:text-properties style:text-line-through-style="none" style:text-line-through-type="none" fo:language="es" fo:country="ES" officeooo:rsid="003ab882"/>
    </style:style>
    <style:style style:name="T59" style:family="text">
      <style:text-properties style:text-line-through-style="none" style:text-line-through-type="none" fo:language="es" fo:country="ES" officeooo:rsid="003b29ab"/>
    </style:style>
    <style:style style:name="T60" style:family="text">
      <style:text-properties style:text-line-through-style="none" style:text-line-through-type="none" fo:language="es" fo:country="ES" fo:font-weight="bold" style:font-weight-asian="bold" style:font-weight-complex="bold"/>
    </style:style>
    <style:style style:name="T61" style:family="text">
      <style:text-properties style:text-line-through-style="none" style:text-line-through-type="none" fo:language="es" fo:country="ES" officeooo:rsid="003c9705"/>
    </style:style>
    <style:style style:name="T62" style:family="text">
      <style:text-properties style:text-line-through-style="none" style:text-line-through-type="none" fo:language="es" fo:country="ES" officeooo:rsid="004155cd"/>
    </style:style>
    <style:style style:name="T63" style:family="text">
      <style:text-properties style:text-line-through-style="none" style:text-line-through-type="none" fo:language="es" fo:country="ES" officeooo:rsid="0041883e"/>
    </style:style>
    <style:style style:name="T64" style:family="text">
      <style:text-properties style:text-line-through-style="none" style:text-line-through-type="none" fo:language="es" fo:country="ES" officeooo:rsid="004320f5"/>
    </style:style>
    <style:style style:name="T65" style:family="text">
      <style:text-properties style:text-line-through-style="none" style:text-line-through-type="none" fo:language="es" fo:country="ES" officeooo:rsid="0044e48c"/>
    </style:style>
    <style:style style:name="T66" style:family="text">
      <style:text-properties style:text-line-through-style="none" style:text-line-through-type="none" fo:language="es" fo:country="ES" officeooo:rsid="0045e203"/>
    </style:style>
    <style:style style:name="T67" style:family="text">
      <style:text-properties style:text-line-through-style="none" style:text-line-through-type="none" fo:language="es" fo:country="ES" officeooo:rsid="0045ed1c"/>
    </style:style>
    <style:style style:name="T68" style:family="text">
      <style:text-properties style:text-line-through-style="none" style:text-line-through-type="none" fo:language="es" fo:country="ES" officeooo:rsid="0047a449"/>
    </style:style>
    <style:style style:name="T69" style:family="text">
      <style:text-properties style:text-line-through-style="none" style:text-line-through-type="none" fo:language="es" fo:country="ES" officeooo:rsid="00490e70"/>
    </style:style>
    <style:style style:name="T70" style:family="text">
      <style:text-properties style:text-line-through-style="none" style:text-line-through-type="none" fo:language="es" fo:country="ES" officeooo:rsid="004aeae4"/>
    </style:style>
    <style:style style:name="T71" style:family="text">
      <style:text-properties style:text-line-through-style="none" style:text-line-through-type="none" fo:language="es" fo:country="ES" officeooo:rsid="004ba52a"/>
    </style:style>
    <style:style style:name="T72" style:family="text">
      <style:text-properties style:text-line-through-style="none" style:text-line-through-type="none" fo:language="es" fo:country="ES" officeooo:rsid="004c78d5"/>
    </style:style>
    <style:style style:name="T73" style:family="text">
      <style:text-properties style:text-line-through-style="none" style:text-line-through-type="none" fo:language="es" fo:country="ES" officeooo:rsid="004d5c74"/>
    </style:style>
    <style:style style:name="T74" style:family="text">
      <style:text-properties style:text-line-through-style="none" style:text-line-through-type="none" fo:language="es" fo:country="ES" officeooo:rsid="004f0b6f"/>
    </style:style>
    <style:style style:name="T75" style:family="text">
      <style:text-properties style:text-line-through-style="none" style:text-line-through-type="none" fo:language="es" fo:country="ES" officeooo:rsid="004feefd"/>
    </style:style>
    <style:style style:name="T76" style:family="text">
      <style:text-properties style:text-line-through-style="none" style:text-line-through-type="none" fo:language="es" fo:country="ES" officeooo:rsid="00509c8a"/>
    </style:style>
    <style:style style:name="T77" style:family="text">
      <style:text-properties style:text-line-through-style="none" style:text-line-through-type="none" fo:language="es" fo:country="ES" officeooo:rsid="00519ddb"/>
    </style:style>
    <style:style style:name="T78" style:family="text">
      <style:text-properties style:text-line-through-style="none" style:text-line-through-type="none" fo:language="es" fo:country="ES" officeooo:rsid="0051c228"/>
    </style:style>
    <style:style style:name="T79" style:family="text">
      <style:text-properties style:text-line-through-style="none" style:text-line-through-type="none" fo:language="es" fo:country="ES" officeooo:rsid="005399c8"/>
    </style:style>
    <style:style style:name="T80" style:family="text">
      <style:text-properties style:text-line-through-style="none" style:text-line-through-type="none" fo:language="es" fo:country="ES" officeooo:rsid="00549424"/>
    </style:style>
    <style:style style:name="T81" style:family="text">
      <style:text-properties style:text-line-through-style="none" style:text-line-through-type="none" fo:language="es" fo:country="ES" officeooo:rsid="00554fc5"/>
    </style:style>
    <style:style style:name="T82" style:family="text">
      <style:text-properties style:text-line-through-style="none" style:text-line-through-type="none" fo:language="es" fo:country="ES" officeooo:rsid="0056d295"/>
    </style:style>
    <style:style style:name="T83" style:family="text">
      <style:text-properties style:text-line-through-style="none" style:text-line-through-type="none" fo:language="es" fo:country="ES" officeooo:rsid="0056f759"/>
    </style:style>
    <style:style style:name="T84" style:family="text">
      <style:text-properties style:text-line-through-style="none" style:text-line-through-type="none" fo:language="es" fo:country="ES" officeooo:rsid="00585e8f"/>
    </style:style>
    <style:style style:name="T85" style:family="text">
      <style:text-properties style:text-line-through-style="none" style:text-line-through-type="none" fo:language="es" fo:country="ES" officeooo:rsid="00596148"/>
    </style:style>
    <style:style style:name="T86" style:family="text">
      <style:text-properties style:text-line-through-style="none" style:text-line-through-type="none" fo:language="es" fo:country="ES" officeooo:rsid="005a4935"/>
    </style:style>
    <style:style style:name="T87" style:family="text">
      <style:text-properties style:text-line-through-style="none" style:text-line-through-type="none" fo:language="es" fo:country="ES" officeooo:rsid="005af3a5"/>
    </style:style>
    <style:style style:name="T88" style:family="text">
      <style:text-properties style:text-line-through-style="none" style:text-line-through-type="none" fo:language="es" fo:country="ES" officeooo:rsid="005c57e3"/>
    </style:style>
    <style:style style:name="T89" style:family="text">
      <style:text-properties style:text-line-through-style="none" style:text-line-through-type="none" fo:language="es" fo:country="ES" officeooo:rsid="005da120"/>
    </style:style>
    <style:style style:name="T90" style:family="text">
      <style:text-properties style:text-line-through-style="none" style:text-line-through-type="none" fo:language="es" fo:country="ES" officeooo:rsid="005eb97c"/>
    </style:style>
    <style:style style:name="T91" style:family="text">
      <style:text-properties style:text-line-through-style="none" style:text-line-through-type="none" fo:language="es" fo:country="ES" officeooo:rsid="00603600"/>
    </style:style>
    <style:style style:name="T92" style:family="text">
      <style:text-properties style:text-line-through-style="none" style:text-line-through-type="none" fo:language="es" fo:country="ES" officeooo:rsid="0061ee84"/>
    </style:style>
    <style:style style:name="T93" style:family="text">
      <style:text-properties style:text-line-through-style="none" style:text-line-through-type="none" fo:language="es" fo:country="ES" officeooo:rsid="00633d33"/>
    </style:style>
    <style:style style:name="T94" style:family="text">
      <style:text-properties style:text-line-through-style="none" style:text-line-through-type="none" fo:language="es" fo:country="ES" officeooo:rsid="0065ac96"/>
    </style:style>
    <style:style style:name="T95" style:family="text">
      <style:text-properties style:text-line-through-style="none" style:text-line-through-type="none" fo:language="es" fo:country="ES" officeooo:rsid="0067080e"/>
    </style:style>
    <style:style style:name="T96" style:family="text">
      <style:text-properties style:text-line-through-style="none" style:text-line-through-type="none" fo:language="es" fo:country="ES" officeooo:rsid="006a1e0b"/>
    </style:style>
    <style:style style:name="T97" style:family="text">
      <style:text-properties style:text-line-through-style="none" style:text-line-through-type="none" fo:language="es" fo:country="ES" officeooo:rsid="006b0a47"/>
    </style:style>
    <style:style style:name="T98" style:family="text">
      <style:text-properties style:text-line-through-style="none" style:text-line-through-type="none" fo:font-size="14pt" fo:language="es" fo:country="ES" fo:font-weight="bold" style:font-size-asian="14pt" style:font-weight-asian="bold" style:font-size-complex="14pt" style:font-weight-complex="bold"/>
    </style:style>
    <style:style style:name="T99" style:family="text">
      <style:text-properties style:text-line-through-style="none" style:text-line-through-type="none" fo:font-size="14pt" fo:language="es" fo:country="ES" fo:font-weight="bold" officeooo:rsid="00217d56" style:font-size-asian="14pt" style:font-weight-asian="bold" style:font-size-complex="14pt" style:font-weight-complex="bold"/>
    </style:style>
    <style:style style:name="T100" style:family="text">
      <style:text-properties style:text-line-through-style="none" style:text-line-through-type="none" fo:font-size="14pt" fo:language="es" fo:country="ES" fo:font-weight="bold" officeooo:rsid="00367c10" style:font-size-asian="14pt" style:font-weight-asian="bold" style:font-size-complex="14pt" style:font-weight-complex="bold"/>
    </style:style>
    <style:style style:name="T101" style:family="text">
      <style:text-properties style:text-line-through-style="none" style:text-line-through-type="none" fo:font-size="14pt" fo:language="es" fo:country="ES" fo:font-weight="bold" officeooo:rsid="0061ee84" style:font-size-asian="14pt" style:font-weight-asian="bold" style:font-size-complex="14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result_box"/><text:span text:style-name="T6">CONTROLA LA VISIÓN, PERO NUNCA EL MENSAJE</text:span><text:span text:style-name="T1"><text:line-break/><text:line-break/>En el último capítulo, hemos hablado mucho sobre las estructuras formales del enjambre. Hablamos acerca de mantener los grupos de trabajo a siete personas en tamaño, y sobre la división de los grupos informales que se acercan a 150 personas en dos grupos. Este tipo de asesoramiento </text:span><text:span text:style-name="T2">es sorprendente </text:span><text:span text:style-name="T1">para algunos, que creerían y tal vez incluso insist</text:span><text:span text:style-name="T2">en</text:span><text:span text:style-name="T1"> en que un enjambre </text:span><text:span text:style-name="T2">no</text:span><text:span text:style-name="T1"> debe </text:span><text:span text:style-name="T2">tener un</text:span><text:span text:style-name="T1"> líder y </text:span><text:span text:style-name="T2">debe ordenarse de manera </text:span><text:span text:style-name="T1">totalmente orgánic</text:span><text:span text:style-name="T2">a</text:span><text:span text:style-name="T1">.<text:line-break/><text:line-break/></text:span><text:span text:style-name="T9">Yo no creo en las organizaciones sin líderes. Podemos observar a nuestro alrededor que el cambio ocurre cuando las personas se les permite inspirar</text:span><text:span text:style-name="T10">se mutuamente </text:span><text:span text:style-name="T9">a la grandeza. Este es el liderazgo. Esto es aún liderazgo por su propia definición.</text:span><text:span text:style-name="T7"><text:line-break/><text:line-break/></text:span><text:span text:style-name="T11">En contraste</text:span><text:span text:style-name="T9">, si usted tiene una gran asamblea de personas que se ven obligad</text:span><text:span text:style-name="T11">a</text:span><text:span text:style-name="T9">s a ponerse de acuerdo sobre cada movimiento antes de hacer cualquier cosa, incluyendo el mecanismo de lo que constituye un acuerdo, entonces usted raramente lograr</text:span><text:span text:style-name="T11">á algo </text:span><text:span text:style-name="T9">en absoluto.</text:span><text:span text:style-name="T7"><text:line-break/><text:line-break/></text:span><text:span text:style-name="T9">Por lo tanto, a medida que </text:span><text:span text:style-name="T12">se </text:span><text:span text:style-name="T9">construye un enjambre, es imprescindible que todo el mundo </text:span><text:span text:style-name="T12">este empoderado para </text:span><text:span text:style-name="T9">actuar en el enjambre simplemente sobre la base de lo que él o ella cree que va a promover </text:span><text:span text:style-name="T12">los</text:span><text:span text:style-name="T9"> objetivos</text:span><text:span text:style-name="T12">del enjambre,</text:span><text:span text:style-name="T9"> pero nadie está autorizado para empoderar</text:span><text:span text:style-name="T12">se </text:span><text:span text:style-name="T9">a restringir </text:span><text:span text:style-name="T12">a </text:span><text:span text:style-name="T9">los demás, ni </text:span><text:span text:style-name="T12">por</text:span><text:span text:style-name="T9"> su propia </text:span><text:span text:style-name="T12">cuenta </text:span><text:span text:style-name="T9">ni por superioridad numérica.</text:span><text:span text:style-name="T7"><text:line-break/><text:line-break/></text:span><text:span text:style-name="T9">Este concepto, </text:span><text:span text:style-name="T13">a</text:span><text:span text:style-name="T9"> que </text:span><text:span text:style-name="T13">a </text:span><text:span text:style-name="T9">las personas se les permit</text:span><text:span text:style-name="T13">a</text:span><text:span text:style-name="T9">, alient</text:span><text:span text:style-name="T13">e</text:span><text:span text:style-name="T9"> y </text:span><text:span text:style-name="T13">se </text:span><text:span text:style-name="T9">esper</text:span><text:span text:style-name="T13">e</text:span><text:span text:style-name="T9"> que asuman </text:span><text:span text:style-name="T13">el</text:span><text:span text:style-name="T9"> hablar y actuar p</text:span><text:span text:style-name="T13">or</text:span><text:span text:style-name="T9"> sí mismos en nombre del enjambre, pero nunca el tipo de poder que limit</text:span><text:span text:style-name="T13">e</text:span><text:span text:style-name="T9"> el derecho de los demás a hacer lo mismo, es una cosa difícil de entender para muchos. Nos han condicionado tan consistentemente a considerar el poder como poder, sin importar si se trata de más de nuestras propias acciones o sobre las de los demás, que esta distinción crucial debe </text:span><text:span text:style-name="T13">estar</text:span><text:span text:style-name="T9"> activamente explic</text:span><text:span text:style-name="T13">ita</text:span><text:span text:style-name="T9">: hay una diferencia entre la capacidad de tener el poder para llevar a cabo una acción y la posibilidad de restringir a otros </text:span><text:span text:style-name="T13">a</text:span><text:span text:style-name="T9"> realizar esa acción. En el enjambre, la gente tiene la </text:span><text:span text:style-name="T13">primera</text:span><text:span text:style-name="T9"> habilidad, pero no </text:span><text:span text:style-name="T13">la</text:span><text:span text:style-name="T9"> últim</text:span><text:span text:style-name="T13">a</text:span><text:span text:style-name="T9">. Volveremos a explorar este mecanismo con más detalle en el capítulo 6, veremos cómo crear un sentido de inclusión y falta de miedo mientras damos forma a las motivaciones generales y </text:span><text:span text:style-name="T13">a la </text:span><text:span text:style-name="T9">cultura interna del enjambre.</text:span><text:span text:style-name="T7"><text:line-break/><text:line-break/></text:span><text:span text:style-name="T9">Como resultado de este mandato de largo alcance, alguien que cree que el enjambre debe tomar una determinada acción para promover sus objetivos sólo necesitan empezar a hacerlo. Si los demás están de acuerdo en que la acción es beneficios</text:span><text:span text:style-name="T14">a</text:span><text:span text:style-name="T9">, entonces van a unirse a ese curso de acción.<text:line-break/></text:span><text:span text:style-name="T7"><text:line-break/></text:span><text:span text:style-name="T9">Las principales razones </text:span><text:span text:style-name="T15">para que el </text:span><text:span text:style-name="T9">enjambre no deb</text:span><text:span text:style-name="T15">a</text:span><text:span text:style-name="T9"> </text:span><text:span text:style-name="T15">tener </text:span><text:span text:style-name="T9">líderes son dos. Usted se dará cuenta de que me refiero a "sus objetivos”. Los que vienen de ti, el fundador del enjambre. Si </text:span><text:span text:style-name="T15">a</text:span><text:span text:style-name="T9">l enjambre se les permiti</text:span><text:span text:style-name="T15">e</text:span><text:span text:style-name="T9"> comenzar a discutir su propósito en la vida, entonces perdería inmediatamente su poder para atraer nuevas personas, quienes, después de todo, se sienten atraídos </text:span><text:span text:style-name="T16">a</text:span><text:span text:style-name="T9">l enjambre con el fin de lograr un objetivo específico, y no por algún tipo general de sentido de cohesión social. Si el objetivo es vag</text:span><text:span text:style-name="T16">o</text:span><text:span text:style-name="T9"> o aún </text:span><text:span text:style-name="T16">está </text:span><text:span text:style-name="T9">en discusión, el enjambre no atraer</text:span><text:span text:style-name="T16">á</text:span><text:span text:style-name="T9"> gente </text:span><text:span text:style-name="T16">p</text:span><text:span text:style-name="T9">orque no quisieron ver </text:span><text:span text:style-name="T16">a</text:span><text:span text:style-name="T9">l enjambre como </text:span><text:span text:style-name="T16">un</text:span><text:span text:style-name="T9"> vehículo creíble o eficaz para la realización de</text:span><text:span text:style-name="T16">l</text:span><text:span text:style-name="T9"> objetivo. Después de todo, </text:span><text:span text:style-name="T16">si </text:span><text:span text:style-name="T9">el objetivo de</text:span><text:span text:style-name="T16">l</text:span><text:span text:style-name="T9"> enjambre es incierto y poco claro </text:span><text:span text:style-name="T16">incluiso </text:span><text:span text:style-name="T9">si está en discusión, </text:span><text:span text:style-name="T16">¿</text:span><text:span text:style-name="T9">p</text:span><text:span text:style-name="T16">or</text:span><text:span text:style-name="T9"> que meta estaríamos hablando en primer lugar?</text:span><text:span text:style-name="T7"><text:line-break/><text:line-break/></text:span><text:span text:style-name="T9">La segunda razón </text:span><text:span text:style-name="T17">para que el </text:span><text:span text:style-name="T9">enjambre no deb</text:span><text:span text:style-name="T17">a</text:span><text:span text:style-name="T9"> </text:span><text:span text:style-name="T17">tener </text:span><text:span text:style-name="T9">líder </text:span><text:span text:style-name="T17">son </text:span><text:span text:style-name="T9">est</text:span><text:span text:style-name="T17">os</text:span><text:span text:style-name="T9"> mismos mecanismos, la cultura de</text:span><text:span text:style-name="T17">l </text:span><text:span text:style-name="T9"><text:s/></text:span><text:span text:style-name="T17">enjambre</text:span><text:span text:style-name="T9"> de permitir a la gente actuar. Estos valores serán claves para el éxito del enjambre, y esos </text:span><text:soft-page-break/><text:span text:style-name="T9">valores se establecen por usted como su fundador. Si el enjambre comienza </text:span><text:span text:style-name="T18">a</text:span><text:span text:style-name="T9"> discuti</text:span><text:span text:style-name="T18">r s</text:span><text:span text:style-name="T9">us métodos de resolución de conflictos, poniendo el enjambre en un estado donde ya no hay ningún medio </text:span><text:span text:style-name="T19">de que las personas incluso sepan que han llegado a un acuerdo,</text:span><text:span text:style-name="T9"> entonces el activismo necesario para </text:span><text:span text:style-name="T19">lograr </text:span><text:span text:style-name="T9">el objetivo se </text:span><text:span text:style-name="T19">detendrá.</text:span><text:span text:style-name="T7"><text:line-break/><text:line-break/></text:span><text:span text:style-name="T9">Por lo tanto, creo que los enjambres sin líderes no son capaces de ofrecer un cambio tangible en el mundo al final del día. </text:span><text:span text:style-name="T19">La</text:span><text:span text:style-name="T9"> </text:span><text:span text:style-name="T19">infraestructura</text:span><text:span text:style-name="T9">, la cultura y los objetivos del enjambre deben emanar de </text:span><text:span text:style-name="T20">su</text:span><text:span text:style-name="T9"> fundador. En un entorno corporativo, llamamos a est</text:span><text:span text:style-name="T20">o</text:span><text:span text:style-name="T9"> "misión y valores".<text:line-break/><text:line-break/>Dicho esto, también creo en la competencia entre muchos enjambres, por lo que los activistas pueden flotar dentro y fuera de las organizaciones, redes y enjambres que mejor coinciden con el cambio que quiere ver. </text:span><text:span text:style-name="T20">Que u</text:span><text:span text:style-name="T9">n enjambre luch</text:span><text:span text:style-name="T20">e </text:span><text:span text:style-name="T9">por un objetivo no impide que más enjambres ha</text:span><text:span text:style-name="T20">gan</text:span><text:span text:style-name="T9"> lo mismo, pero tal vez con un conjunto ligeramente diferente de parámetros </text:span><text:span text:style-name="T20">que los establecidos por el fundador del enjambre</text:span><text:span text:style-name="T9">. Esto es fundamentalmente bueno para la causa final.</text:span><text:span text:style-name="T7"><text:line-break/><text:line-break/></text:span><text:span text:style-name="T9">Así que </text:span><text:span text:style-name="T20">como resultado</text:span><text:span text:style-name="T9"> de esta pequeña reflexión introspectiva al inicio del capítulo es que la visión del objetivo final del enjambre debe venir de usted, su fundador. Sin embargo, como veremos más adelante, esto no significa que usted puede controlar el mensaje que se le di</text:span><text:span text:style-name="T20">ce </text:span><text:span text:style-name="T9">a cada individu</text:span><text:span text:style-name="T20">o</text:span><text:span text:style-name="T9">, o que incluso usted deb</text:span><text:span text:style-name="T20">a</text:span><text:span text:style-name="T9"> tratar de hacerlo. Más bien, debe animar a todo lo contrario.</text:span></text:p>
      <text:p text:style-name="P2"><text:span text:style-name="T8"><text:line-break/></text:span><text:span text:style-name="T98">USTED HACE LA VISIÓN, EL ENJAMBRE </text:span><text:span text:style-name="T99">ES EL QUE </text:span><text:span text:style-name="T98">HABLA</text:span><text:span text:style-name="T8"><text:line-break/><text:line-break/>El marketing tradicional dice que un mensaje debe permanecer constante para penetrar. Mi experiencia dice que no es muy eficaz cuando se compara a </text:span><text:span text:style-name="T21">las </text:span><text:span text:style-name="T8">técnicas </text:span><text:span text:style-name="T21">en un enjambre</text:span><text:span text:style-name="T8">.<text:line-break/><text:line-break/>Puede que, ciert</text:span><text:span text:style-name="T22">amente, </text:span><text:span text:style-name="T8">influ</text:span><text:span text:style-name="T23">ya</text:span><text:span text:style-name="T8"> en los patrones de compra rutina</text:span><text:span text:style-name="T22">rios</text:span><text:span text:style-name="T8"> incluso </text:span><text:span text:style-name="T23">en </text:span><text:span text:style-name="T8">los patrones de votación rutina</text:span><text:span text:style-name="T22">rios</text:span><text:span text:style-name="T8"> con mensajes simpl</text:span><text:span text:style-name="T22">ones del tipo que funciona para todo</text:span><text:span text:style-name="T8">. Pero si quieres activistas energizad</text:span><text:span text:style-name="T22">o</text:span><text:span text:style-name="T8">s, gente que camina una milla extra para hacer </text:span><text:span text:style-name="T23">l</text:span><text:span text:style-name="T8">a diferencia, entonces es un juego completamente diferente.</text:span><text:span text:style-name="T1"><text:line-break/><text:line-break/></text:span><text:span text:style-name="T8">Usted no quiere un patrón rutina</text:span><text:span text:style-name="T24">rio cu</text:span><text:span text:style-name="T8">ando usted está buscando activistas. Quieres gente que </text:span><text:span text:style-name="T24">sea</text:span><text:span text:style-name="T8"> apasionad</text:span><text:span text:style-name="T24">a</text:span><text:span text:style-name="T8">, que se sienten como reyes o reinas del mundo, y que no pueden esperar a hacer una diferencia con sus manos.</text:span><text:span text:style-name="T1"><text:line-break/><text:line-break/></text:span><text:span text:style-name="T8">Trate de hacer eso con anuncios de televisión diseñados centralmente. No se puede. No importa cuántos millones gast</text:span><text:span text:style-name="T24">e</text:span><text:span text:style-name="T8"> en un anuncio, no se puede hacer. (Esto no tiene en cuenta el hecho de que los enjambres se forman en entornos con problemas de liquidez en el primer lugar.)</text:span><text:span text:style-name="T1"><text:line-break/><text:line-break/></text:span><text:span text:style-name="T25">"Un hombre no tiene que matar</text:span><text:span text:style-name="T26">se</text:span><text:span text:style-name="T25"> p</text:span><text:span text:style-name="T26">or</text:span><text:span text:style-name="T25"> medio penique </text:span><text:span text:style-name="T26">al</text:span><text:span text:style-name="T25"> día </text:span><text:span text:style-name="T26">o</text:span><text:span text:style-name="T25"> p</text:span><text:span text:style-name="T26">or u</text:span><text:span text:style-name="T25">na pequeña distinción. Usted debe </text:span><text:span text:style-name="T26">hablarle a</text:span><text:span text:style-name="T25">l alma para electrificar</text:span><text:span text:style-name="T26">lo</text:span><text:span text:style-name="T25">" -- Napoleón Bonaparte</text:span><text:span text:style-name="T1"><text:line-break/><text:line-break/></text:span><text:span text:style-name="T8">Nuestro lenguaje es un marcador social. Nuestra elección de palabras importa, al igual que los pequeños detalles en su pronunciación y el </text:span><text:span text:style-name="T34">compas</text:span><text:span text:style-name="T8">. Nuestro lenguaje es un marcador de inclusión </text:span><text:span text:style-name="T34">en el </text:span><text:span text:style-name="T8">grupo, y, más importante, de exclusión del grupo.</text:span><text:span text:style-name="T1"><text:line-break/></text:span><text:span text:style-name="T8"><text:line-break/>Si alguien se te acerca y te d</text:span><text:span text:style-name="T40">a</text:span><text:span text:style-name="T8"> hechos en un lenguaje que usted identifica como el de un grupo que no le gusta, es muy probable que </text:span><text:span text:style-name="T35">designe a</text:span><text:span text:style-name="T8"> ese mensaje </text:span><text:span text:style-name="T35">como </text:span><text:span text:style-name="T8">falso, no importa si es verdad o no cuando se analiza racionalmente. En el mismo sentido, si alguien que se viste, habla y actúa de manera coherente con sus normas sociales te dice hechos, entonces es probable que </text:span><text:span text:style-name="T35">los </text:span><text:span text:style-name="T8">acept</text:span><text:span text:style-name="T35">es</text:span><text:span text:style-name="T8"> como plausible</text:span><text:span text:style-name="T35">s</text:span><text:span text:style-name="T8"> </text:span><text:span text:style-name="T35">en </text:span><text:span text:style-name="T8">vez </text:span><text:span text:style-name="T35">de </text:span><text:soft-page-break/><text:span text:style-name="T8">examinarlo</text:span><text:span text:style-name="T35">s</text:span><text:span text:style-name="T8"> por sus propios méritos más tarde.</text:span></text:p>
      <text:p text:style-name="P2"><text:span text:style-name="T8"><text:line-break/><text:line-break/>La receta es ridículamente simple: comuni</text:span><text:span text:style-name="T35">que</text:span><text:span text:style-name="T8"> su visión a todo el mundo, y dej</text:span><text:span text:style-name="T35">e</text:span><text:span text:style-name="T8"> que los miles de activistas tradu</text:span><text:span text:style-name="T35">zcan </text:span><text:span text:style-name="T8">su visión en palabras que se ajust</text:span><text:span text:style-name="T35">e</text:span><text:span text:style-name="T8">n a su contexto social específico. No ha</text:span><text:span text:style-name="T35">ga un mensaje </text:span><text:span text:style-name="T36">general (que </text:span><text:span text:style-name="T35">se ajuste </text:span><text:span text:style-name="T36">a todos) </text:span><text:span text:style-name="T35">y que t</text:span><text:span text:style-name="T8">odo el mundo tiene que aprender. Será </text:span><text:span text:style-name="T40">al final,</text:span><text:span text:style-name="T8"> un tamaño, “</text:span><text:span text:style-name="T36">que no le </text:span><text:span text:style-name="T40">hace</text:span><text:span text:style-name="T36"> a </text:span><text:span text:style-name="T8">ninguno” </text:span><text:span text:style-name="T40">(a diferencia de algo “que le cabe a todos”)</text:span><text:span text:style-name="T8">.</text:span><text:span text:style-name="T1"><text:line-break/><text:line-break/></text:span><text:span text:style-name="T8">Esto suena obvio en retrospectiva. Se ha utilizado en marketing de producto</text:span><text:span text:style-name="T37">s tradicionales</text:span><text:span text:style-name="T8">, como el envase plástico de Tupperware, pero nunca a una escala y tiempo de Internet. Algunas campañas políticas tratan de adaptar sus mensajes a la demografía, sino que tienen que acatar conjeturas demográfic</text:span><text:span text:style-name="T37">a</text:span><text:span text:style-name="T8">s generales en lugar de presencia social real.</text:span><text:span text:style-name="T1"><text:line-break/><text:line-break/></text:span><text:span text:style-name="T8">Déjenme darles un ejemplo tangible. Cuando hablo de las oportunidades asociadas a la obsolescencia de la industria del copyright, puedo hacerlo en muchos idiomas diferentes. Si tuviera que hablar de esto ante una multitud </text:span><text:span text:style-name="T38">de </text:span><text:span text:style-name="T8">empresario</text:span><text:span text:style-name="T38">s</text:span><text:span text:style-name="T8"> liberal</text:span><text:span text:style-name="T38">es</text:span><text:span text:style-name="T8">, yo diría algo como esto:<text:line-break/><text:line-break/></text:span><text:span text:style-name="T25">"Hay una tremenda oportunidad en el corte de este enlace de la cadena de valor. Los intermediarios de la industria de derechos de autor ya no agregan valor al producto o servicio final, y así, en un mercado que funcione, van a morir</text:span><text:span text:style-name="T27">se</text:span><text:span text:style-name="T25">. Hay un problema aquí, ya que su monopolio legal impide </text:span><text:span text:style-name="T27">esto</text:span><text:span text:style-name="T25">. Por lo tanto, tenemos que ayudar en este punto de corte, la eliminación de sus gastos permite el crecimiento del mercado en general, futuras oportunidades para los empresarios/artista</text:span><text:span text:style-name="T27">s</text:span><text:span text:style-name="T25">, y </text:span><text:span text:style-name="T27">de</text:span><text:span text:style-name="T25"> nuevos puestos de trabajo que ocup</text:span><text:span text:style-name="T27">e</text:span><text:span text:style-name="T25">n el lugar de los más obsoletos".</text:span><text:span text:style-name="T1"><text:line-break/><text:line-break/></text:span><text:span text:style-name="T8">Sin embargo, en declaraciones a los grupos comunistas de color rojo oscuro que celebran la Fracción del Ejército Rojo como héroes, yo elegiría otro idioma:</text:span><text:span text:style-name="T1"><text:line-break/><text:line-break/></text:span><text:span text:style-name="T25">"Creo que es glorioso que los trabajadores de la cultura, finalmente, asum</text:span><text:span text:style-name="T27">an</text:span><text:span text:style-name="T25"> el control sobre sus medios de producción, y que por fin ten</text:span><text:span text:style-name="T27">ga</text:span><text:span text:style-name="T25">mos la capacidad de deshacer</text:span><text:span text:style-name="T27">nos</text:span><text:span text:style-name="T25"> de los intermediarios capitalistas parásitos que </text:span><text:span text:style-name="T27">se</text:span><text:span text:style-name="T25"> han estado beneficiando durante décadas </text:span><text:span text:style-name="T27">en base de los</text:span><text:span text:style-name="T25"> trabajos forzados de los trabajadores. Debemos ayudar a nuestros hermanos y hermanas para que ocurra esta transición, y ayudar a convertir los beneficios capturados </text:span><text:span text:style-name="T27">de los </text:span><text:span text:style-name="T25">intermediarios en nuevos puestos de trabajo para nuestra cultura".</text:span><text:span text:style-name="T1"><text:line-break/><text:line-break/></text:span><text:span text:style-name="T8">Objetivamente, estas dos afirmaciones son completamente idéntic</text:span><text:span text:style-name="T39">a</text:span><text:span text:style-name="T8">s. </text:span><text:span text:style-name="T39">E</text:span><text:span text:style-name="T8">stoy diciendo exactamente </text:span><text:span text:style-name="T25">lo mismo</text:span><text:span text:style-name="T8">. Pero una redacción no iba a funcionar para el otro grupo; usted conseguiría </text:span><text:span text:style-name="T39">ser </text:span><text:span text:style-name="T8">arrojado fuera de la habitación, y cualquier curiosidad acerca de su enjambre estaría descartad</text:span><text:span text:style-name="T39">a</text:span><text:span text:style-name="T8"> para siempre.</text:span><text:span text:style-name="T1"><text:line-break/><text:line-break/></text:span><text:span text:style-name="T8">Por supuesto, estos ajustes son contrastes extremos para hacer un punto. Pero incluso un signo sutil de no pertenencia puede ser suficiente para que su idea y la visión </text:span><text:span text:style-name="T41">sea </text:span><text:span text:style-name="T8">descartad</text:span><text:span text:style-name="T41">a</text:span><text:span text:style-name="T8"> en una conversación.</text:span><text:span text:style-name="T1"><text:line-break/><text:line-break/></text:span><text:span text:style-name="T8">Esta es la razón por lo que necesita </text:span><text:span text:style-name="T42">a </text:span><text:span text:style-name="T8">los activistas </text:span><text:span text:style-name="T42">para</text:span><text:span text:style-name="T8"> traducir </text:span><text:span text:style-name="T42">t</text:span><text:span text:style-name="T8">u visión en </text:span><text:span text:style-name="T42">muchos</text:span><text:span text:style-name="T8"> contextos sociales diferentes </text:span><text:span text:style-name="T42">tanti como</text:span><text:span text:style-name="T8"> activistas tenga. Sólo entonces va a ser capaz de electrificar </text:span><text:span text:style-name="T42">a </text:span><text:span text:style-name="T8">sus amigos con su visión, la visión est</text:span><text:span text:style-name="T42">ar</text:span><text:span text:style-name="T8">á </text:span><text:span text:style-name="T42">hecha </text:span><text:span text:style-name="T8">en el idioma de sus respectivos contextos sociales.</text:span><text:span text:style-name="T1"><text:line-break/><text:line-break/></text:span><text:span text:style-name="T8">No piense que puede </text:span><text:span text:style-name="T42">ajustar el mensaje cada vez</text:span><text:span text:style-name="T8">. No se puede</text:span><text:span text:style-name="T42">n</text:span><text:span text:style-name="T8"> dominar todos los matices del lenguaje y código social. Nadie puede. Puedo ser capaz de cambiar de idioma rudimentariamente </text:span><text:span text:style-name="T43">luego </text:span><text:span text:style-name="T8">de años de formación en diferentes ámbitos, pero no puedo cambiar fácilmente la apariencia. Si llego con un traje en un lugar donde estoy para dar una presentación, y la gente result</text:span><text:span text:style-name="T43">a</text:span><text:span text:style-name="T8"> ser relajad</text:span><text:span text:style-name="T43">a</text:span><text:span text:style-name="T8">, entonces eso es </text:span><text:soft-page-break/><text:span text:style-name="T8">todo. No hay palabra</text:span><text:span text:style-name="T44">s</text:span><text:span text:style-name="T8"> que dig</text:span><text:span text:style-name="T43">a</text:span><text:span text:style-name="T8"> después de eso </text:span><text:span text:style-name="T43">que </text:span><text:span text:style-name="T8">pued</text:span><text:span text:style-name="T43">a</text:span><text:span text:style-name="T44">n</text:span><text:span text:style-name="T8"> cambiar su percepción de mí.</text:span><text:span text:style-name="T1"><text:line-break/><text:line-break/></text:span><text:span text:style-name="T8">También es importante, e imperativo, que anim</text:span><text:span text:style-name="T45">e</text:span><text:span text:style-name="T8"> a sus activistas no sólo a traducir su visión, sino también </text:span><text:span text:style-name="T45">que </text:span><text:span text:style-name="T28">la </text:span><text:span text:style-name="T25">interpret</text:span><text:span text:style-name="T28">e</text:span><text:span text:style-name="T25"> y apli</text:span><text:span text:style-name="T28">que</text:span><text:span text:style-name="T25"> </text:span><text:span text:style-name="T8">a situaciones específicas. En un enjambre político, por ejemplo, eso significa que tienen que ser capaces de traducir los principios generales en la política específica sobre la marcha, y expresarlo en un lenguaje apropiado para el contexto, siempre sin pedir permiso. La regla de los tres activista </text:span><text:span text:style-name="T45">que se </text:span><text:span text:style-name="T8">mencionó anteriormente se puede aplicar aquí, o usted puede empoderar a todos individualmente. Cuando esto empieza a ocurrir sin ningún tipo de planificación y control central, el enjambre comienza a volar de verdad.</text:span><text:span text:style-name="T1"><text:line-break/><text:line-break/></text:span><text:span text:style-name="T8">Habrá gente en el enjambre que se opone a la interpretación de los principios generales de la visión </text:span><text:span text:style-name="T46">por</text:span><text:span text:style-name="T8"> los demás, por supuesto. Esto nos lleva de nuevo a la distinción entre el empoderamiento del ser activista contra el poder para acabar con el trabajo de otros. La regla de oro </text:span><text:span text:style-name="T46">es</text:span><text:span text:style-name="T8">: </text:span><text:span text:style-name="T25">"Si ves algo que no te gusta, contribu</text:span><text:span text:style-name="T29">ye</text:span><text:span text:style-name="T25"> con algo que te gusta."</text:span><text:span text:style-name="T1"><text:line-break/><text:line-break/></text:span><text:span text:style-name="T8">Esta regla es absolutamente fundamental, y es usted debe </text:span><text:span text:style-name="T47">animar a que se </text:span><text:span text:style-name="T8">cumpl</text:span><text:span text:style-name="T47">a</text:span><text:span text:style-name="T8">.</text:span><text:span text:style-name="T1"><text:line-break/><text:line-break/></text:span><text:span text:style-name="T48">Una de las peores cosas que le pueden pasar al </text:span><text:span text:style-name="T49">enjambre </text:span><text:span text:style-name="T48">es el surgimiento de una cultura </text:span><text:span text:style-name="T49">de “</text:span><text:span text:style-name="T50">c</text:span><text:span text:style-name="T48">onductor <text:s/></text:span><text:span text:style-name="T50">de</text:span><text:span text:style-name="T48"> asiento trasero”, donde los que toman iniciativas y riesgos son castigados por ello, y es su responsabilidad asegurarse de que las personas que hacen cosas s</text:span><text:span text:style-name="T49">ea</text:span><text:span text:style-name="T48">n recompensad</text:span><text:span text:style-name="T49">a</text:span><text:span text:style-name="T48">s, incluso cuando usted piensa que ellos no eran exactamente en </text:span><text:span text:style-name="T50">lo correcto</text:span><text:span text:style-name="T48">. Es especialmente importante que los </text:span><text:span text:style-name="T50">activistas</text:span><text:span text:style-name="T48"> en el enjambre no tem</text:span><text:span text:style-name="T50">an que </text:span><text:span text:style-name="T48">otras personas </text:span><text:span text:style-name="T50">puedan </text:span><text:span text:style-name="T48">estar enojad</text:span><text:span text:style-name="T50">as</text:span><text:span text:style-name="T48"> con el enjambre, y castigan </text:span><text:span text:style-name="T50">al</text:span><text:span text:style-name="T48"> tomador de riesgos como resultado. Después de todo, </text:span><text:span text:style-name="T50">que haya </text:span><text:span text:style-name="T48">gente que </text:span><text:span text:style-name="T50">se enoje</text:span><text:span text:style-name="T48"> contigo es un síntoma que usted está comenzando a causar cambio, que usted está comenzando a tener éxito en su misión. </text:span><text:span text:style-name="T50">Ello es esperable </text:span><text:span text:style-name="T48">y no debe ser temido.</text:span><text:span text:style-name="T1"><text:line-break/><text:line-break/></text:span><text:span text:style-name="T8">Esto es importante </text:span><text:span text:style-name="T51">(</text:span><text:span text:style-name="T8">el enjambre vive o muere </text:span><text:span text:style-name="T51">por</text:span><text:span text:style-name="T8"> esto</text:span><text:span text:style-name="T51">)</text:span><text:span text:style-name="T8"> que merece repetición:</text:span><text:span text:style-name="T1"><text:line-break/><text:line-break/></text:span><text:span text:style-name="T8">Cuando la gente en el enjambre </text:span><text:span text:style-name="T52">es</text:span><text:span text:style-name="T8"> criticad</text:span><text:span text:style-name="T52">a</text:span><text:span text:style-name="T8"> por el público y por personas influyentes, es un signo de que estás en el camino correcto. Esto no es algo </text:span><text:span text:style-name="T52">a</text:span><text:span text:style-name="T8"> temer, esto es algo para celebrar, y todo el mundo en el enjambre debe saber esto. Las personas deben ser recompensad</text:span><text:span text:style-name="T53">a</text:span><text:span text:style-name="T8">s por sus pares p</text:span><text:span text:style-name="T53">or</text:span><text:span text:style-name="T8"> tomar riesgos, y usted debe asegurarse de que </text:span><text:span text:style-name="T53">l</text:span><text:span text:style-name="T8">as personas en </text:span><text:span text:style-name="T53">el</text:span><text:span text:style-name="T8"> enjambre recompens</text:span><text:span text:style-name="T53">en a</text:span><text:span text:style-name="T8"> otras personas p</text:span><text:span text:style-name="T53">or</text:span><text:span text:style-name="T8"> tomar riesgos, incluso cuando las cosas van mal (o simplemente no producen los resultados esperados). Si la gente ve algo que no le gusta, la regla debe ser </text:span><text:span text:style-name="T53">que la</text:span><text:span text:style-name="T8"> respuesta </text:span><text:span text:style-name="T53">sea</text:span><text:span text:style-name="T8"> contribuir con algo que les gust</text:span><text:span text:style-name="T53">e</text:span><text:span text:style-name="T8">.</text:span><text:span text:style-name="T1"><text:line-break/><text:line-break/></text:span><text:span text:style-name="T8">Por el contrario, si, por temor a ser criticado por el público, la gente comienza a tomar medidas enérgicas contra </text:span><text:span text:style-name="T53">u</text:span><text:span text:style-name="T8">no </text:span><text:span text:style-name="T53">u</text:span><text:span text:style-name="T8"> otro cuando toman iniciativas, una cultura </text:span><text:span text:style-name="T53">de “</text:span><text:span text:style-name="T8">conductor </text:span><text:span text:style-name="T53">de </text:span><text:span text:style-name="T8">asiento trasero” surgirá. </text:span><text:span text:style-name="T53">Esta </text:span><text:span text:style-name="T8">castiga a los activistas que se arriesgan y hacen cosas que creen </text:span><text:span text:style-name="T53">correctas</text:span><text:span text:style-name="T8">. Si un</text:span><text:span text:style-name="T53">a culura de “conductor de </text:span><text:span text:style-name="T8">asiento trasero” emerge, la </text:span><text:span text:style-name="T53">toma </text:span><text:span text:style-name="T8">de riesgos y </text:span><text:span text:style-name="T53">tener </text:span><text:span text:style-name="T8">iniciativa no suceden, porque los activistas </text:span><text:span text:style-name="T53">quedan</text:span><text:span text:style-name="T8"> en estado de shock </text:span><text:span text:style-name="T53">con</text:span><text:span text:style-name="T8"> la crítica constante, cada vez que intentan algo. Si este patrón se desarrolla, el enjambre muere.</text:span><text:span text:style-name="T1"><text:line-break/><text:line-break/></text:span><text:span text:style-name="T8">Es necesario </text:span><text:span text:style-name="T54">destacar </text:span><text:span text:style-name="T8">cada vez que alguien hace algo que sientes va en la dirección correcta y que es criticad</text:span><text:span text:style-name="T54">a</text:span><text:span text:style-name="T8"> por alguien influyente fuera del enjambre. "Bien hecho," necesita</text:span><text:span text:style-name="T54">s</text:span><text:span text:style-name="T8"> decir</text:span><text:span text:style-name="T54">lo</text:span><text:span text:style-name="T8"> visiblemente. "Estas personas influyentes dicen que somos idiotas. Lo estás haciendo bien." Predica con el ejemplo y enseñar a otros a celebrar cuando esto suced</text:span><text:span text:style-name="T54">a</text:span><text:span text:style-name="T8">.</text:span><text:span text:style-name="T1"><text:line-break/><text:line-break/></text:span><text:span text:style-name="T8">Hablaremos más sobre esto en el capítulo 9: si usted no está haciendo </text:span><text:span text:style-name="T55">que </text:span><text:span text:style-name="T8">nadie fuera del enjambre </text:span><text:span text:style-name="T55">este</text:span><text:span text:style-name="T8"> enojado en absoluto, es probable que </text:span><text:span text:style-name="T55">este haciendo </text:span><text:span text:style-name="T8">las cosas de manera equivocada, y antes de que la </text:span><text:soft-page-break/><text:span text:style-name="T8">gente fuera del enjambre se enoj</text:span><text:span text:style-name="T55">e</text:span><text:span text:style-name="T8">, siempre intentar</text:span><text:span text:style-name="T55">an</text:span><text:span text:style-name="T8"> ridiculizar </text:span><text:span text:style-name="T55">a </text:span><text:span text:style-name="T8">los activistas en el enjambre que amenazan su influencia. Si alguien dice que todos </text:span><text:span text:style-name="T55">son </text:span><text:span text:style-name="T8">imbéciles y payasos, eso es una señal de que estás en el camino correcto. Si se enojan con usted, es incluso mejor.<text:line-break/><text:line-break/>Esto no significa que no pueda escuchar la retroalimentación y aprender de ella. Pero nunca </text:span><text:span text:style-name="T55">debe </text:span><text:span text:style-name="T8">ser temid</text:span><text:span text:style-name="T55">a</text:span><text:span text:style-name="T8">. Esto es de suma importancia.</text:span></text:p>
      <text:p text:style-name="P3"><text:span text:style-name="T1"><text:line-break/></text:span><text:span text:style-name="T98">AYUDAR </text:span><text:span text:style-name="T100">A</text:span><text:span text:style-name="T98">L ENJAMBRE </text:span><text:span text:style-name="T100">A </text:span><text:span text:style-name="T98">RE</text:span><text:span text:style-name="T100">MEZCLAR </text:span><text:span text:style-name="T98">EL MENSAJE</text:span><text:span text:style-name="T1"><text:line-break/><text:line-break/></text:span><text:span text:style-name="T8">El capítulo anterior examinó la comunicación vertical en el enjambre. La comunicación horizontal es aún más importante para el éxito del enjambre.</text:span><text:span text:style-name="T1"><text:line-break/><text:line-break/></text:span><text:span text:style-name="T8">Los activistas deben tener la capacidad de inspirar y aprender unos de otros sin ti como un cuello de botella entre ellos. Tienen que estar en control del mensaje, según la traducción de </text:span><text:span text:style-name="T56">t</text:span><text:span text:style-name="T8">u visión.<text:line-break/><text:line-break/>Lo que hay que pr</text:span><text:span text:style-name="T56">o</text:span><text:span text:style-name="T8">ve</text:span><text:span text:style-name="T56">e</text:span><text:span text:style-name="T8">r </text:span><text:span text:style-name="T56">a</text:span><text:span text:style-name="T8">l enjambre es una especie de área de trabajo donde los activistas pued</text:span><text:span text:style-name="T56">a</text:span><text:span text:style-name="T8">n compartir archivos de trabajo entre sí: carteles, volantes, diseños de blog, lemas pegadizos, temas de campaña, </text:span><text:span text:style-name="T56">todo lo</text:span><text:span text:style-name="T8"> relacionado con la difusión de </text:span><text:span text:style-name="T56">t</text:span><text:span text:style-name="T8">us ideas y visión. Además, deben tener la capacidad de comentar y discutir estos archivos de trabajo.<text:line-break/><text:line-break/>Cuando lo hace, usted se sorprenderá de la brillantez </text:span><text:span text:style-name="T57">que </text:span><text:span text:style-name="T8">muchos muestran en la traducción de su visión en palabras e imágenes. No todos los carteles y volantes serán grand</text:span><text:span text:style-name="T57">iosos</text:span><text:span text:style-name="T8">, por supuesto, pero los que son se utiliza</text:span><text:span text:style-name="T57">rán</text:span><text:span text:style-name="T8"> en muchos más lugares y situaciones que la que se hicieron originalmente. Todo ello sin que </text:span><text:span text:style-name="T57">usted </text:span><text:span text:style-name="T8">interfiera.</text:span><text:span text:style-name="T1"><text:line-break/><text:line-break/></text:span><text:span text:style-name="T8">Lo que es más, el enjambre remezclar</text:span><text:span text:style-name="T58">á</text:span><text:span text:style-name="T8"> sus propios carteles y volantes , </text:span><text:span text:style-name="T58">lo</text:span><text:span text:style-name="T8"> que los mantendrá evolucionando hacia algo mejor. Algunos intentos caerá</text:span><text:span text:style-name="T58">n</text:span><text:span text:style-name="T8"> de bruces. Los que </text:span><text:span text:style-name="T58">no, </text:span><text:span text:style-name="T8">el enjambre </text:span><text:span text:style-name="T58">los </text:span><text:span text:style-name="T8">reconoce</text:span><text:span text:style-name="T58">rá</text:span><text:span text:style-name="T8"> y ser</text:span><text:span text:style-name="T58">án</text:span><text:span text:style-name="T8"> utilizado en situaciones nuevas, y ser remezclado</text:span><text:span text:style-name="T58">s</text:span><text:span text:style-name="T8"> una vez más.</text:span><text:span text:style-name="T1"><text:line-break/><text:line-break/></text:span><text:span text:style-name="T8">La </text:span><text:span text:style-name="T59">abilidad </text:span><text:span text:style-name="T8">del enjambre para trabajar en horizontal, a través de todas las fronteras y todas las escalas, es crucial para el éxito. Hablando de volantes y carteles, por cierto, se llega a la siguiente parte vital:</text:span><text:span text:style-name="T1"><text:line-break/><text:line-break/></text:span><text:span text:style-name="T60">Salir a las calles</text:span><text:span text:style-name="T1"><text:line-break/><text:line-break/></text:span><text:span text:style-name="T8">Volviendo a los mecanismos sociales de la aceptación de las ideas, en realidad no es suficiente que la gente </text:span><text:span text:style-name="T61">oiga </text:span><text:span text:style-name="T8">el mensaje del enjambre de sus amigos, en particular, a sus amigos y conocidos en línea.<text:line-break/><text:line-break/>Volvemos a la importancia de la inclusión y la exclusión, y lo importante que es para las personas encontrar a alguien </text:span><text:span text:style-name="T61">con quien </text:span><text:span text:style-name="T8">puede identificarse </text:span><text:span text:style-name="T61">y que implemente las ideas </text:span><text:span text:style-name="T8">de forma visible. La psicología de grupo es todo aquí. Cuando esto sucede, las ideas pueden llevar</text:span><text:span text:style-name="T61">se</text:span><text:span text:style-name="T8"> a </text:span><text:span text:style-name="T61">un</text:span><text:span text:style-name="T8"> nuevo individuo.<text:line-break/><text:line-break/>Las claves aquí son dos: "</text:span><text:span text:style-name="T30">reunirse</text:span><text:span text:style-name="T61">”</text:span><text:span text:style-name="T8"> </text:span><text:span text:style-name="T61">e</text:span><text:span text:style-name="T8">"</text:span><text:span text:style-name="T25">identificarse</text:span><text:span text:style-name="T8">." La gente necesita ver </text:span><text:span text:style-name="T61">a</text:span><text:span text:style-name="T8">l enjambre en las calles en su camino al trabajo o la escuela, y en lugares al azar en </text:span><text:span text:style-name="T61">su</text:span><text:span text:style-name="T8"> vida </text:span><text:span text:style-name="T61">diaria</text:span><text:span text:style-name="T8">. Tienen que entender que esto es algo que se lleva a cabo en línea y fuera de línea, en otros lugares </text:span><text:span text:style-name="T61">afuera</text:span><text:span text:style-name="T8"> </text:span><text:span text:style-name="T61">de </text:span><text:span text:style-name="T8">su círculo de amigos.<text:line-break/><text:line-break/>Esto no es tan imposible como puede parecer.<text:line-break/><text:line-break/>Echemos un vistazo a cómo </text:span><text:span text:style-name="T61">se</text:span><text:span text:style-name="T8"> experiment</text:span><text:span text:style-name="T61">aron</text:span><text:span text:style-name="T8"> los acontecimientos que condujeron al éxito del Partido Pirata de Suecia en las elecciones europeas de 2009:</text:span><text:span text:style-name="T1"><text:line-break/></text:span><text:soft-page-break/><text:span text:style-name="T1"><text:line-break/></text:span><text:span text:style-name="T25">"Nuestros trabajadores electorales todos pintan la misma imagen: el Partido Pirata estaba en prácticamente todas las plazas de todo el país, hablando con los transeúntes, repartiendo volantes y </text:span><text:span text:style-name="T31">mostrando </text:span><text:span text:style-name="T25">sus colores brillantes." - Análisis electoral de los socialdemócratas, 2009</text:span><text:span text:style-name="T1"><text:line-break/><text:line-break/></text:span><text:span text:style-name="T8">Ahora, </text:span><text:span text:style-name="T62">considerando</text:span><text:span text:style-name="T8"> el nivel </text:span><text:span text:style-name="T60">real</text:span><text:span text:style-name="T8"> de la actividad en la campaña electoral europea </text:span><text:span text:style-name="T62">a </text:span><text:span text:style-name="T8">la </text:span><text:span text:style-name="T62">que la</text:span><text:span text:style-name="T8"> cita anterior se refiere, sé que "</text:span><text:span text:style-name="T25">en casi todas las plazas</text:span><text:span text:style-name="T8">" es una exageración cruda de los hechos reales que tuvieron lugar. Sin embargo, la cita anterior es la impresión subjetiva de un partido político en competencia que tenía un montón de recursos y personas. Por lo tanto, no es exagerado decir que esto representa la impresión pública </text:span><text:span text:style-name="T63">en el momento</text:span><text:span text:style-name="T8">.<text:line-break/></text:span><text:span text:style-name="T1"><text:line-break/></text:span><text:span text:style-name="T8">Por lo tanto, usted debe saber que es perfectamente posible dar la impresión </text:span><text:span text:style-name="T63">general (</text:span><text:span text:style-name="T8"> sin recursos, el dinero, la fama</text:span><text:span text:style-name="T63">),</text:span><text:span text:style-name="T8"> simplemente utilizando técnicas de enjambre.</text:span><text:span text:style-name="T1"><text:line-break/><text:line-break/></text:span><text:span text:style-name="T8">Volveremos a los estilos de liderazgo que ayudan a lograr esto en el próximo capítulo. Por ahora, es suficiente notar que hay cuatro formas clásicas </text:span><text:span text:style-name="T64">de ir a</text:span><text:span text:style-name="T8"> las calles: repartiendo volantes, coloca</text:span><text:span text:style-name="T64">ndo</text:span><text:span text:style-name="T8"> carteles, </text:span><text:span text:style-name="T64">teniendo encuentros </text:span><text:span text:style-name="T8">o similares en las plazas, y concentraciones.</text:span><text:span text:style-name="T1"><text:line-break/><text:line-break/></text:span><text:span text:style-name="T8">Cada uno de ell</text:span><text:span text:style-name="T65">as tiene </text:span><text:span text:style-name="T8">sus propias técnicas y experiencias. Veamos un</text:span><text:span text:style-name="T65">a</text:span><text:span text:style-name="T8"> por un</text:span><text:span text:style-name="T65">a</text:span><text:span text:style-name="T8">.</text:span><text:span text:style-name="T1"><text:line-break/><text:line-break/></text:span><text:span text:style-name="T8">La mayoría de las personas que reparten volantes tienen poco o ningún entrenamiento en hacerlo. </text:span><text:span text:style-name="T66">Se ve </text:span><text:span text:style-name="T8">a menudo </text:span><text:span text:style-name="T66">a </text:span><text:span text:style-name="T8">gente encargad</text:span><text:span text:style-name="T66">a </text:span><text:span text:style-name="T8">de repartir volantes por diversas causas, pero </text:span><text:span text:style-name="T66">mira q</text:span><text:span text:style-name="T8">uien </text:span><text:span text:style-name="T66">perdió</text:span><text:span text:style-name="T8">, de pie por su cuenta en una esquina de la calle, acurrucados en las sombras, </text:span><text:span text:style-name="T66">pasando </text:span><text:span text:style-name="T8">un pedazo de papel a los transeúntes que no tienen interés en su existencia. Esto es una pérdida de dinero, </text:span><text:span text:style-name="T66">de esfuerzo mental</text:span><text:span text:style-name="T8">, y </text:span><text:span text:style-name="T66">de</text:span><text:span text:style-name="T8"> tiempo. Durante seis años, hemos aprendido un par de técnicas simples que hacen </text:span><text:span text:style-name="T67">que entregar f</text:span><text:span text:style-name="T8">olletos funcion</text:span><text:span text:style-name="T67">e</text:span><text:span text:style-name="T8"> en la práctica. Es su deber enseñar este principio, y enseñar a otros a enseñar</text:span><text:span text:style-name="T67">lo</text:span><text:span text:style-name="T8">. (Por supuesto, no es necesario seguir esta experiencia </text:span><text:span text:style-name="T67">textual</text:span><text:span text:style-name="T8">. Copia y remezcla </text:span><text:span text:style-name="T67">según tus</text:span><text:span text:style-name="T8"> necesidades y deseos.) Esta técnica toma alrededor de cinco minutos para demostrar</text:span><text:span text:style-name="T67">la</text:span><text:span text:style-name="T8"> </text:span><text:span text:style-name="T67">antes </text:span><text:span text:style-name="T8">de toda actividad </text:span><text:span text:style-name="T67">de entrega de </text:span><text:span text:style-name="T8">volante</text:span><text:span text:style-name="T67">s</text:span><text:span text:style-name="T8">, y debe ser demostrada </text:span><text:span text:style-name="T67">antes </text:span><text:span text:style-name="T8">de cada </text:span><text:span text:style-name="T67">evento de entrega de </text:span><text:span text:style-name="T8">volante</text:span><text:span text:style-name="T67">s</text:span><text:span text:style-name="T8">.<text:line-break/></text:span><text:span text:style-name="T1"><text:line-break/></text:span><text:span text:style-name="T8">Vamos a empezar con el diseño de volante. Tiene que parecer profesional, pero no tiene que ser perfect</text:span><text:span text:style-name="T67">o</text:span><text:span text:style-name="T8">, ni lleno de información: la clave </text:span><text:span text:style-name="T67">en</text:span><text:span text:style-name="T8"> la entrega de volantes es que la gente vea el símbolo y los colores del enjambre y un mensaje fácilmente absorbible, con un enlace donde se puede obtener más información.</text:span><text:span text:style-name="T1"><text:line-break/><text:line-break/></text:span><text:span text:style-name="T8">En la misma línea, </text:span><text:span text:style-name="T68">la gente </text:span><text:span text:style-name="T8">repartiendo volantes debe ser usar ropa limpia y de aspecto agradable con el símbolo y los colores del enjambre. Camisas “</text:span><text:span text:style-name="T68">tipo</text:span><text:span text:style-name="T8"> polo” </text:span><text:span text:style-name="T72">(o poleras “con cuello”) </text:span><text:span text:style-name="T8">son mejores que las camisetas aquí </text:span><text:span text:style-name="T72">(poleras “sin cuello”/</text:span><text:span text:style-name="T73">t-shirt</text:span><text:span text:style-name="T72">).</text:span><text:span text:style-name="T8"> Por la misma razón, en climas fríos, reparti</text:span><text:span text:style-name="T68">r </text:span><text:span text:style-name="T8">volantes en verano y primavera es mucho más preferible </text:span><text:span text:style-name="T68">que </text:span><text:span text:style-name="T8"><text:s/>hacerlo en invierno.</text:span><text:span text:style-name="T1"><text:line-break/><text:line-break/></text:span><text:span text:style-name="T8">Idealmente, una </text:span><text:span text:style-name="T68">entrega de volantes </text:span><text:span text:style-name="T8">dura unos noventa minutos en </text:span><text:span text:style-name="T68">la hora del </text:span><text:span text:style-name="T8">almuerzo en </text:span><text:span text:style-name="T68">la </text:span><text:span text:style-name="T8">semana, o durante </text:span><text:span text:style-name="T68">las </text:span><text:span text:style-name="T8">horas de compras del mediodía el sábado o el domingo, y </text:span><text:span text:style-name="T68">tenga </text:span><text:span text:style-name="T8">cerca de diez personas participan</text:span><text:span text:style-name="T68">do</text:span><text:span text:style-name="T8">.</text:span><text:span text:style-name="T1"><text:line-break/><text:line-break/></text:span><text:span text:style-name="T8">La gente repartiendo volantes </text:span><text:span text:style-name="T69">debe caminar </text:span><text:span text:style-name="T8">lentamente en patrullas de dos, uno junto al otro, unos tres a cinco metros (diez a veinte pies) de distancia, </text:span><text:span text:style-name="T69">en dirección de </text:span><text:span text:style-name="T8">arriba </text:span><text:span text:style-name="T69">o</text:span><text:span text:style-name="T8"> abajo </text:span><text:span text:style-name="T69">en </text:span><text:span text:style-name="T8">una parte designada de una calle o centro comercial. De tres a cinco metros es lo suficientemente cerca para </text:span><text:span text:style-name="T69">parecer</text:span><text:span text:style-name="T8"> organizado</text:span><text:span text:style-name="T69">s</text:span><text:span text:style-name="T8"> para </text:span><text:span text:style-name="T69">las</text:span><text:span text:style-name="T8"> personas que conocen, pero no lo suficientemente cerca para hacer que las personas en la calle que se sienten amenazados en una situación de dos contra uno. Nadie reparte</text:span><text:span text:style-name="T1"> </text:span><text:soft-page-break/><text:span text:style-name="T8">volantes solo, nunca: est</text:span><text:span text:style-name="T69">o</text:span><text:span text:style-name="T8"> se verá como un "</text:span><text:span text:style-name="T25">fin del mundo, fin del mundo, fin del mundo, alguien por favor toma mi volante y leer sobre el fin del mundo</text:span><text:span text:style-name="T8">" </text:span><text:span text:style-name="T69">por parte del </text:span><text:span text:style-name="T8">tonto del pueblo </text:span><text:span text:style-name="T69">y</text:span><text:span text:style-name="T8"> la gente qu</text:span><text:span text:style-name="T69">errá </text:span><text:span text:style-name="T8">cruzar la calle para evitar</text:span><text:span text:style-name="T69">lo</text:span><text:span text:style-name="T8">.</text:span><text:span text:style-name="T1"><text:line-break/><text:line-break/></text:span><text:span text:style-name="T8">El individuo </text:span><text:span text:style-name="T70">que entrega volantes debe</text:span><text:span text:style-name="T8"> usa</text:span><text:span text:style-name="T70">r</text:span><text:span text:style-name="T8"> tres frases en un orden específico cuando él o ella </text:span><text:span text:style-name="T70">afronte a</text:span><text:span text:style-name="T8"> la gente que camina lentamente por la calle o centro comercial: "</text:span><text:span text:style-name="T60">Hola</text:span><text:span text:style-name="T8">" para conseguir el contacto visual; "</text:span><text:span text:style-name="T60">Aquí tiene, señor/señora</text:span><text:span text:style-name="T8">" con una sonrisa mientras él o ella entregue un volante </text:span><text:span text:style-name="T70">y lo</text:span><text:span text:style-name="T8"> </text:span><text:span text:style-name="T70">mirará de frente</text:span><text:span text:style-name="T8"> </text:span><text:span text:style-name="T70">para que </text:span><text:span text:style-name="T8">la persona pued</text:span><text:span text:style-name="T70">a echar </text:span><text:span text:style-name="T8">un vistazo antes de decidir si tomar o no </text:span><text:span text:style-name="T70">el volante</text:span><text:span text:style-name="T8">; y luego "</text:span><text:span text:style-name="T60">gracias</text:span><text:span text:style-name="T8">" si </text:span><text:span text:style-name="T70">lo</text:span><text:span text:style-name="T8"> toman o no. Esto es simple, eficaz y funciona en todas partes de Suecia.</text:span><text:span text:style-name="T1"><text:line-break/><text:line-break/></text:span><text:span text:style-name="T8">(Las percepciones varían un poco. En la parte norte del país </text:span><text:span text:style-name="T71">el</text:span><text:span text:style-name="T8"> ritmo </text:span><text:span text:style-name="T71">es </text:span><text:span text:style-name="T8">más lento, como Laponia, la gente puede pensar que eres un poco descortés por no </text:span><text:span text:style-name="T71">quedarte </text:span><text:span text:style-name="T8">al menos para el café después de haberlos </text:span><text:span text:style-name="T71">encontrado/</text:span><text:span text:style-name="T8">dirigido. En la capital Estocolmo de mayor ritmo, la gente puede pensar que eres un poco maleducado </text:span><text:span text:style-name="T71">por </text:span><text:span text:style-name="T8">hacer</text:span><text:span text:style-name="T71">le</text:span><text:span text:style-name="T8"> frente a todos </text:span><text:span text:style-name="T71">directamente</text:span><text:span text:style-name="T8">. Pero la técnica funciona.)</text:span><text:span text:style-name="T1"><text:line-break/><text:line-break/></text:span><text:span text:style-name="T8">Si no aceptan el volante, e</text:span><text:span text:style-name="T74">l individuo que entrega volantes los</text:span><text:span text:style-name="T8"> pone en la parte inferior de la pila y ofrece un volante </text:span><text:span text:style-name="T74">nuevo</text:span><text:span text:style-name="T8"> a la siguiente persona. Nadie va a aceptar un folleto que él o ella vio siendo rechazado por la persona justo en frente de él o ella.</text:span><text:span text:style-name="T1"><text:line-break/><text:line-break/></text:span><text:span text:style-name="T8">Idealmente, el</text:span><text:span text:style-name="T75"> individuo que entrega volantes </text:span><text:span text:style-name="T8">llevar</text:span><text:span text:style-name="T75">á</text:span><text:span text:style-name="T8"> dos pilas de artículos para repartir: un folleto, que es </text:span><text:span text:style-name="T75">lo</text:span><text:span text:style-name="T8"> principal del día, y una carpeta con más información sobre el enjambre para dar a las personas que solicitan más información. Algunos </text:span><text:span text:style-name="T75">lo harán</text:span><text:span text:style-name="T8">.</text:span><text:span text:style-name="T1"><text:line-break/><text:line-break/></text:span><text:span text:style-name="T8">Una persona tiene que quedarse con el arsenal de volantes </text:span><text:span text:style-name="T76">para que los</text:span><text:span text:style-name="T8"> equipo</text:span><text:span text:style-name="T76">s</text:span><text:span text:style-name="T8"> </text:span><text:span text:style-name="T76">de repartidores</text:span><text:span text:style-name="T8"> pued</text:span><text:span text:style-name="T76">an</text:span><text:span text:style-name="T8"> rellenar periódicamente sus pilas. Otra persona </text:span><text:span text:style-name="T76">debe</text:span><text:span text:style-name="T8"> organizar el evento y ser</text:span><text:span text:style-name="T76">á</text:span><text:span text:style-name="T8"> formalmente </text:span><text:span text:style-name="T76">el</text:span><text:span text:style-name="T8"> responsable en caso de que haya problemas, a quien </text:span><text:span text:style-name="T76">los repartidores </text:span><text:span text:style-name="T8">pued</text:span><text:span text:style-name="T76">a</text:span><text:span text:style-name="T8"> hacer frente a las quejas. Esta persona también designa la ubicación de las patrullas de dos personas en un patrón que ha</text:span><text:span text:style-name="T76">ga</text:span><text:span text:style-name="T8"> que la mayoría de las personas que </text:span><text:span text:style-name="T76">pasen </text:span><text:span text:style-name="T8">ese día </text:span><text:span text:style-name="T76">encuentren </text:span><text:span text:style-name="T8">al menos dos patrullas: alguien que ve </text:span><text:span text:style-name="T76">que</text:span><text:span text:style-name="T8"> los folletos que se reparti</text:span><text:span text:style-name="T76">eron</text:span><text:span text:style-name="T8"> por dos grupos diferentes de personas tendr</text:span><text:span text:style-name="T76">a</text:span><text:span text:style-name="T8"> un impresión positiva de una actividad bien organizada.</text:span><text:span text:style-name="T1"><text:line-break/><text:line-break/></text:span><text:span text:style-name="T8">Es muy común que las personas </text:span><text:span text:style-name="T77">que </text:span><text:span text:style-name="T8">acepten volantes empi</text:span><text:span text:style-name="T77">ecen </text:span><text:span text:style-name="T8">a hacer preguntas a los activistas </text:span><text:span text:style-name="T77">que los</text:span><text:span text:style-name="T8"> repart</text:span><text:span text:style-name="T77">en</text:span><text:span text:style-name="T8">. En este caso, asegúrese de que los activistas se sienten cómodos respondiendo a las preguntas más comunes sobre el enjambre. Tener esa carpeta con más información </text:span><text:span text:style-name="T77">sirve para</text:span><text:span text:style-name="T8"> respald</text:span><text:span text:style-name="T77">ar </text:span><text:span text:style-name="T8">el folleto, también.</text:span><text:span text:style-name="T1"><text:line-break/><text:line-break/></text:span><text:span text:style-name="T8">En cuanto a la planificación de</text:span><text:span text:style-name="T77">l tiraje</text:span><text:span text:style-name="T8">, una pauta general es que poco más de un millar de folletos por hora se entregan cuando se trabaja en un grupo como este.</text:span><text:span text:style-name="T1"><text:line-break/><text:line-break/></text:span><text:span text:style-name="T8">Por último, algunas personas inevitablemente arrugar</text:span><text:span text:style-name="T78">án</text:span><text:span text:style-name="T8"> el volante o </text:span><text:span text:style-name="T78">lo </text:span><text:span text:style-name="T8">romper</text:span><text:span text:style-name="T78">an</text:span><text:span text:style-name="T8"> en pedazos </text:span><text:span text:style-name="T78">para tirarlo</text:span><text:span text:style-name="T8"> con desprecio en la calle. Asegúrese de que todo el mundo en la actividad reco</text:span><text:span text:style-name="T78">ja la</text:span><text:span text:style-name="T8"> basura y lo tir</text:span><text:span text:style-name="T78">e</text:span><text:span text:style-name="T8"> en basureros adecuados, de lo contrario, la gente registrará los colores y símbolo</text:span><text:span text:style-name="T78">(s)</text:span><text:span text:style-name="T8"> del enjambre <text:s/>como basura en la calle, y </text:span><text:span text:style-name="T78">los </text:span><text:span text:style-name="T8">asocia</text:span><text:span text:style-name="T78">rá</text:span><text:span text:style-name="T8"> negativamente a partir de ahí.</text:span><text:span text:style-name="T1"><text:line-break/><text:line-break/></text:span><text:span text:style-name="T8">La colocación de carteles es algo menos elaborado, pero que hay que hacer</text:span><text:span text:style-name="T79">lo</text:span><text:span text:style-name="T8"> con el respeto a la persona que </text:span><text:span text:style-name="T79">tiene que sacar los carteles déspues.</text:span><text:span text:style-name="T8"> Nunca </text:span><text:span text:style-name="T79">ponga superpegamento en los </text:span><text:span text:style-name="T8">posters para fachadas a menos que su enjambre </text:span><text:span text:style-name="T79">necesite ser </text:span><text:span text:style-name="T8">asociado con el vandalismo, por ejemplo.<text:line-break/><text:line-break/>En general, nuestra experiencia dice que los carteles deben ser </text:span><text:span text:style-name="T79">puestos</text:span><text:span text:style-name="T8"> por patrullas de tres activistas.</text:span><text:span text:style-name="T1"> </text:span><text:soft-page-break/><text:span text:style-name="T80">El</text:span><text:span text:style-name="T8"> prime</text:span><text:span text:style-name="T81">r</text:span><text:span text:style-name="T8"> activista sostiene el cartel en la pared, el segundo </text:span><text:span text:style-name="T80">lo fija</text:span><text:span text:style-name="T8"> allí con cinta adhesiva, y el tercero explica lo que el cartel y el enjambre </text:span><text:span text:style-name="T81">quiere a</text:span><text:span text:style-name="T8"> los transeúntes que, invariablemente, </text:span><text:span text:style-name="T81">se detendrán con </text:span><text:span text:style-name="T8">curiosidad.</text:span><text:span text:style-name="T1"><text:line-break/><text:line-break/></text:span><text:span text:style-name="T8">Una buena </text:span><text:span text:style-name="T82">idea de </text:span><text:span text:style-name="T8">guía es que una campaña de cien cartel</text:span><text:span text:style-name="T82">es</text:span><text:span text:style-name="T8"> es una campaña grande y muy visible para un barrio o el centro de una ciudad pequeña, pero no va a durar por mucho tiempo: a los pocos días a lo sumo, tal vez sólo un par de horas. Así que </text:span><text:span text:style-name="T82">se debe</text:span><text:span text:style-name="T8"> elegir el momento </text:span><text:span text:style-name="T82">atentamente</text:span><text:span text:style-name="T8">. Es mejor tener equipos rotativos en una ciudad </text:span><text:span text:style-name="T82">para</text:span><text:span text:style-name="T8"> la colocación de carteles </text:span><text:span text:style-name="T82">por </text:span><text:span text:style-name="T8">semana, en lugar de pasar todo un día </text:span><text:span text:style-name="T82">en</text:span><text:span text:style-name="T8"> la colocación </text:span><text:span text:style-name="T82">de</text:span><text:span text:style-name="T8"> carteles </text:span><text:span text:style-name="T82">para que </text:span><text:span text:style-name="T8">todo se ha</text:span><text:span text:style-name="T82">ya</text:span><text:span text:style-name="T8"> ido al día siguiente.</text:span><text:span text:style-name="T1"><text:line-break/><text:line-break/></text:span><text:span text:style-name="T8">Cuando se trata de reservar mesas, </text:span><text:span text:style-name="T83">stands </text:span><text:span text:style-name="T8">u otras instalaciones semifijas en calles o ferias al aire libre, es menos ciencia. Ten</text:span><text:span text:style-name="T83">ga</text:span><text:span text:style-name="T8"> un montón de materiales para dar a conocer </text:span><text:span text:style-name="T83">el enjambre</text:span><text:span text:style-name="T8">, asegúrese de que siempre hay</text:span><text:span text:style-name="T83">a</text:span><text:span text:style-name="T8"> gente </text:span><text:span text:style-name="T83">en el espacio</text:span><text:span text:style-name="T8">, y ten</text:span><text:span text:style-name="T83">ga</text:span><text:span text:style-name="T8"> </text:span><text:span text:style-name="T83">los </text:span><text:span text:style-name="T8">símbolos y colores del enjambre por todas partes. Usted probablemente no será capaz de pagar paraguas </text:span><text:span text:style-name="T83">o</text:span><text:span text:style-name="T8"> mercancía elaborada similar en esta etapa, pero un par de banderas para la exhibición </text:span><text:span text:style-name="T83">son </text:span><text:span text:style-name="T8">barat</text:span><text:span text:style-name="T83">as</text:span><text:span text:style-name="T8"> en </text:span><text:span text:style-name="T83">a</text:span><text:span text:style-name="T8">l</text:span><text:span text:style-name="T83">gun</text:span><text:span text:style-name="T8">as tiendas de impresión.</text:span><text:span text:style-name="T1"><text:line-break/><text:line-break/></text:span><text:span text:style-name="T8">Un consejo </text:span><text:span text:style-name="T84">sería</text:span><text:span text:style-name="T8"> repartir globos de helio con los colores del enjambre y símbolo</text:span><text:span text:style-name="T84">(s)</text:span><text:span text:style-name="T8"> a los padres que pasan con niños </text:span><text:span text:style-name="T84">pequeños</text:span><text:span text:style-name="T8">. </text:span><text:span text:style-name="T84">A l</text:span><text:span text:style-name="T8">os niños les encanta, los padres atar</text:span><text:span text:style-name="T84">án</text:span><text:span text:style-name="T8"> el globo </text:span><text:span text:style-name="T84">en </text:span><text:span text:style-name="T8">la silla de paseo, y se convierten en una cartel que camina para su enjambre. La gente en todos los lados empezará a notar los globos </text:span><text:span text:style-name="T84">a </text:span><text:span text:style-name="T8">varios cientos de metros de distancia. (A </text:span><text:span text:style-name="T84">los a</text:span><text:span text:style-name="T8">dolescentes, en cambio, les encantan correr </text:span><text:span text:style-name="T84">con l</text:span><text:span text:style-name="T8">os globos </text:span><text:span text:style-name="T84">y girar en la </text:span><text:span text:style-name="T8">esquina para inhalar el helio, se ríen de sus voces divertidas p</text:span><text:span text:style-name="T84">or una inhalación o dos</text:span><text:span text:style-name="T8">, entonces vienen corriendo por más. Hay una línea fina en la elección de </text:span><text:span text:style-name="T84">a </text:span><text:span text:style-name="T8">quien dar globos.)</text:span><text:span text:style-name="T1"><text:line-break/><text:line-break/></text:span><text:span text:style-name="T8">Por último, </text:span><text:span text:style-name="T85">para </text:span><text:span text:style-name="T8">los mítines y protestas callejeras. Organi</text:span><text:span text:style-name="T85">ce </text:span><text:span text:style-name="T8">una lista de </text:span><text:span text:style-name="T85">quienes usarán el </text:span><text:span text:style-name="T8">altavo</text:span><text:span text:style-name="T85">z</text:span><text:span text:style-name="T8"> con seis a diez “</text:span><text:span text:style-name="T85">expositores”</text:span><text:span text:style-name="T8">, y asegúrese de que el rally en su conjunto no dura más de una hora. Permisos de la policía pueden ser necesarios para los equipos PA. Usted puede ser capaz de obtener una audiencia más amplia, invitando a </text:span><text:span text:style-name="T85">ex</text:span><text:span text:style-name="T8">ponentes de enjambres vecinos u otras organizaciones que simpatiz</text:span><text:span text:style-name="T85">e</text:span><text:span text:style-name="T8">n con su causa.</text:span><text:span text:style-name="T1"><text:line-break/><text:line-break/></text:span><text:span text:style-name="T8">La elección de</text:span><text:span text:style-name="T86">l</text:span><text:span text:style-name="T8"> lugar </text:span><text:span text:style-name="T86">importa</text:span><text:span text:style-name="T8">. Usted desea llenar una plaza con gente </text:span><text:span text:style-name="T86">para un</text:span><text:span text:style-name="T8">a </text:span><text:span text:style-name="T86">imagen mediatica adecuada.</text:span><text:span text:style-name="T8"> Si usted toma una gran plaza y obt</text:span><text:span text:style-name="T86">i</text:span><text:span text:style-name="T8">ene </text:span><text:span text:style-name="T86">que </text:span><text:span text:style-name="T8">500 personas asist</text:span><text:span text:style-name="T86">an</text:span><text:span text:style-name="T8">, se verá como una mancha en medio de una plaza vacía. Por el contrario, en una pequeña plaza, esa misma gente se verá casi como una, multitud enojada imparable. Es difícil estimar cuántos asistirán </text:span><text:span text:style-name="T86">al </text:span><text:span text:style-name="T8">mitin de su enjambre antes de haber</text:span><text:span text:style-name="T86">lo</text:span><text:span text:style-name="T8"> anunciado, pero debe hacerlo antes de elegir dónde </text:span><text:span text:style-name="T86">hacerlo.</text:span><text:span text:style-name="T1"><text:line-break/><text:line-break/></text:span><text:span text:style-name="T87">Los r</text:span><text:span text:style-name="T8">allies pueden ser muy eficaces cuando la gente está realmente enojad</text:span><text:span text:style-name="T87">a</text:span><text:span text:style-name="T8"> por algo que acaba de suceder, en comparación con los mítines "porque sí". Cuando la gente está enojada, ellos tienden a querer compartir, mostrar y ventila</text:span><text:span text:style-name="T87">rlo </text:span><text:span text:style-name="T8">en grupo. Esto también da a los oradores en el mitin una tarea relativamente fácil; básicamente tienen que describir lo enojado</text:span><text:span text:style-name="T87">s</text:span><text:span text:style-name="T8"> que están </text:span><text:span text:style-name="T87">por </text:span><text:span text:style-name="T8">lo que acaba de suceder, en el más colorido y provocador de t</text:span><text:span text:style-name="T87">e</text:span><text:span text:style-name="T8">rmino</text:span><text:span text:style-name="T87">logía</text:span><text:span text:style-name="T8">, para </text:span><text:span text:style-name="T87">obtener</text:span><text:span text:style-name="T8"> un estruendoso aplauso en la manifestación.<text:line-break/><text:line-break/>Esto requiere reacciones rápidas y plazos de entrega </text:span><text:span text:style-name="T87">muy cortos</text:span><text:span text:style-name="T8">. Una manifestación el día después o el fin de semana después de un veredicto injusto </text:span><text:span text:style-name="T87">con un </text:span><text:span text:style-name="T8">alto perfil podría ser un ejemplo muy eficaz. Como </text:span><text:span text:style-name="T87">los </text:span><text:span text:style-name="T8">veredictos son generalmente predecibles en tiempo (pero no de contenido), usted y el enjambre </text:span><text:span text:style-name="T87">sería</text:span><text:span text:style-name="T8"> capaz de planificar la posibilidad de necesitar un mitin </text:span><text:span text:style-name="T87">con </text:span><text:span text:style-name="T8">tal </text:span><text:span text:style-name="T87">objetivo</text:span><text:span text:style-name="T8"> y obtener la </text:span><text:span text:style-name="T87">autorización</text:span><text:span text:style-name="T8"> polic</text:span><text:span text:style-name="T87">iaca</text:span><text:span text:style-name="T8"> necesaria </text:span><text:span text:style-name="T87">con</text:span><text:span text:style-name="T8"> semanas de antelación. Usted </text:span><text:span text:style-name="T87">quizás </text:span><text:span text:style-name="T8">no pued</text:span><text:span text:style-name="T87">a</text:span><text:span text:style-name="T8"> utilizar es</text:span><text:span text:style-name="T87">t</text:span><text:span text:style-name="T8">os planes, pero debe</text:span><text:span text:style-name="T87">n</text:span><text:span text:style-name="T8"> estar a mano.</text:span><text:span text:style-name="T1"><text:line-break/><text:line-break/></text:span><text:soft-page-break/><text:span text:style-name="T8">Cuando usted ha tomado la decisión de </text:span><text:span text:style-name="T88">hacer </text:span><text:span text:style-name="T8">un</text:span><text:span text:style-name="T90">a</text:span><text:span text:style-name="T8"> manifestación, asegúrese de que los medios de comunicación </text:span><text:span text:style-name="T90">sepan de la</text:span><text:span text:style-name="T8"> manifestación con antelación (envi</text:span><text:span text:style-name="T90">e</text:span><text:span text:style-name="T8"> comunicados de prensa el día anterior o el día </text:span><text:span text:style-name="T88">ante</text:span><text:span text:style-name="T8">anterior) y poner </text:span><text:span text:style-name="T88">a los oradores que </text:span><text:span text:style-name="T8">dese</text:span><text:span text:style-name="T88">e</text:span><text:span text:style-name="T8"> se</text:span><text:span text:style-name="T88">an</text:span><text:span text:style-name="T8"> visto</text:span><text:span text:style-name="T88">s</text:span><text:span text:style-name="T8"> </text:span><text:span text:style-name="T88">por</text:span><text:span text:style-name="T8"> los medios de comunicación como caras para su enjambre en </text:span><text:span text:style-name="T88">el</text:span><text:span text:style-name="T8"> primer y segund</text:span><text:span text:style-name="T88">o lugar al </text:span><text:span text:style-name="T8">altavo</text:span><text:span text:style-name="T88">z</text:span><text:span text:style-name="T8">. </text:span><text:span text:style-name="T88">Los m</text:span><text:span text:style-name="T8">edios llegarán a la manifestación, </text:span><text:span text:style-name="T88">tomarán </text:span><text:span text:style-name="T8">fotos y filmaciones; </text:span><text:span text:style-name="T88">pero </text:span><text:span text:style-name="T8">no se quedan p</text:span><text:span text:style-name="T88">or</text:span><text:span text:style-name="T8"> toda la duración.</text:span><text:span text:style-name="T1"><text:line-break/><text:line-break/></text:span><text:span text:style-name="T8">Asegúrese de obtener sus propias imágenes y fotos de la manifestación también. Más adelante </text:span><text:span text:style-name="T89">las</text:span><text:span text:style-name="T8"> estaciones de televisión y los periódicos le pedirán vídeo </text:span><text:span text:style-name="T89">e imagenes de la actividad para sus historias</text:span><text:span text:style-name="T8">. Si no se puede establecer que van a hacer una historia sobre alguien más, esto es muy importante. Para </text:span><text:span text:style-name="T89">las</text:span><text:span text:style-name="T8"> imágenes de vídeo, utilice un trípode y una cámara HD. No se puede obtener </text:span><text:span text:style-name="T89">videos </text:span><text:span text:style-name="T8">con </text:span><text:span text:style-name="T89">una buena </text:span><text:span text:style-name="T8">calidad de emisión cuando se utiliza una c</text:span><text:span text:style-name="T89">amara de mano común.</text:span><text:span text:style-name="T8"> Si usted no tiene a alguien con experiencia profesional en el rodaje, no trate </text:span><text:span text:style-name="T89">de hacerlo usted</text:span><text:span text:style-name="T8">; se necesita una gran cantidad de experiencia para obtener este tipo de escenas utilizables para su difusión. En lugar de ello, a</text:span><text:span text:style-name="T89">segurese </text:span><text:span text:style-name="T8">de obtener buenas imágenes que muestr</text:span><text:span text:style-name="T89">e</text:span><text:span text:style-name="T8">n una gran multitud de varios ángulos, imágenes </text:span><text:span text:style-name="T89">donde</text:span><text:span text:style-name="T8"> la cámara no </text:span><text:span text:style-name="T89">este en movimiento.</text:span><text:span text:style-name="T1"><text:line-break/><text:line-break/></text:span><text:span text:style-name="T8">A medida que la manifestación se dispersa, </text:span><text:span text:style-name="T91">cierre </text:span><text:span text:style-name="T8">d</text:span><text:span text:style-name="T91">iciendole </text:span><text:span text:style-name="T8">a la gente de un lugar de reunión después para aquellos que quieren llegar a conocerse y pasar el rato. Esto ayuda a reforzar las amistades en el enjambre, y por lo tanto a la organización como un todo. Además, los nuevos activistas son reclutados con frecuencia cuando esto sucede. En verano, es posible que desee traer mantas, cestas de picnic con pan, queso, salami, uvas, y tal, y un par de botellas de vino </text:span><text:span text:style-name="T91">(si esta permitido)</text:span><text:span text:style-name="T8">, para dirigirse a un lugar de hierba en un parque cercano. Eso lo convierte en un lugar de reunión muy </text:span><text:span text:style-name="T91">amigable </text:span><text:span text:style-name="T8">después de la manifestación.<text:line-break/><text:line-break/>Una vez más, en climas fríos, evitar manifestación en invierno por completo. Lo más probable es que usted acaba de obtener un par de docenas </text:span><text:span text:style-name="T91">de personas tiritando y</text:span><text:span text:style-name="T8"> congelando</text:span><text:span text:style-name="T91">se</text:span><text:span text:style-name="T8"> que se ven terribles en las noticias de la noche. (Hay excepciones. No cuente con ser uno de ell</text:span><text:span text:style-name="T91">a</text:span><text:span text:style-name="T8">s.)<text:line-break/><text:line-break/>En cualquier caso, limit</text:span><text:span text:style-name="T91">e</text:span><text:span text:style-name="T8"> cualquier </text:span><text:span text:style-name="T91">manifestación</text:span><text:span text:style-name="T8"> de invierno a unos treinta minutos.</text:span></text:p>
      <text:p text:style-name="P4"><text:span text:style-name="T1"><text:line-break/></text:span><text:span text:style-name="T98">ESCAL</text:span><text:span text:style-name="T101">E HACIA</text:span><text:span text:style-name="T98"> FUERA, FUERA, FUERA</text:span><text:span text:style-name="T8"><text:line-break/><text:line-break/>Un concepto clave del enjambre está "escalando hacia fuera." Esto se refiere al proceso de mover toda actividad tan lejos hacia los bordes de</text:span><text:span text:style-name="T92">l enjambre</text:span><text:span text:style-name="T8"> </text:span><text:span text:style-name="T92">como sea</text:span><text:span text:style-name="T8"> posible, </text:span><text:span text:style-name="T92">estimule </text:span><text:span text:style-name="T8">la participación de tantas personas como sea posible - y, mientras lo ha</text:span><text:span text:style-name="T92">ga</text:span><text:span text:style-name="T8">, ampli</text:span><text:span text:style-name="T92">e </text:span><text:span text:style-name="T8">los costos operativos del enjambre junto con la actividad.</text:span><text:span text:style-name="T1"><text:line-break/><text:line-break/></text:span><text:span text:style-name="T8">El </text:span><text:span text:style-name="T25">escalado h</text:span><text:span text:style-name="T32">acia afuera</text:span><text:span text:style-name="T8"> es un término de TI. Cuando algo crece en tamaño, en el lenguaje de la industria de TI, puede escalar </text:span><text:span text:style-name="T25">hacia a</text:span><text:span text:style-name="T32">dentro </text:span><text:span text:style-name="T25">o hacia fuera</text:span><text:span text:style-name="T8"> su</text:span><text:span text:style-name="T93">s </text:span><text:span text:style-name="T8">servidores. </text:span><text:span text:style-name="T32">Escalar hacia adentro</text:span><text:span text:style-name="T8"> significa que reemplace los servidores actualmente haciendo el trabajo con servidores más caros. </text:span><text:span text:style-name="T32">E</text:span><text:span text:style-name="T25">scalar hacia a</text:span><text:span text:style-name="T32">fuera</text:span><text:span text:style-name="T25"> </text:span><text:span text:style-name="T8">significa que usted mantenga los servidores de bajo costo actualmente haciendo el trabajo, y agregar más servidores </text:span><text:span text:style-name="T93">similares de </text:span><text:span text:style-name="T8">bajo costo. Estamos añadiendo más activistas. Muchos más activistas. Estamos </text:span><text:span text:style-name="T25">escalando </text:span><text:span text:style-name="T32">hacia afuera</text:span><text:span text:style-name="T93"> </text:span><text:span text:style-name="T8">nuestro trabajo.</text:span><text:span text:style-name="T1"><text:line-break/><text:line-break/></text:span><text:span text:style-name="T8">Si todos los gastos de funcionamiento del enjambre </text:span><text:span text:style-name="T94">fuerán</text:span><text:span text:style-name="T8"> pagados </text:span><text:span text:style-name="T94">centralmente</text:span><text:span text:style-name="T8">, puede ser que se unen a una suma considerable. Si se hace por un activista en el borde del enjambre, apenas cubriendo su parte de la actividad, el costo podría ser tan pequeñ</text:span><text:span text:style-name="T94">o</text:span><text:span text:style-name="T8"> que el activista puede ni siquiera pensar en ello en términos de costo. Esta es una </text:span><text:span text:style-name="T94">consecuencia</text:span><text:span text:style-name="T8"> positiva </text:span><text:span text:style-name="T94">y </text:span><text:span text:style-name="T8">beneficio</text:span><text:span text:style-name="T94">sa</text:span><text:span text:style-name="T8"> de </text:span><text:span text:style-name="T33">escalar hacia afuera</text:span><text:span text:style-name="T8">.</text:span><text:span text:style-name="T1"><text:line-break/><text:line-break/></text:span><text:soft-page-break/><text:span text:style-name="T8">Un ejemplo podría ser los volantes que acabamos de discutir. Si usted tiene un enjambre activista con una cobertura geográfica razonable, y se va a distribuir volantes a los hogares, la forma tradicional de hacerlo sería </text:span><text:span text:style-name="T95">pagar por un individuo</text:span><text:span text:style-name="T8"> la impresión y </text:span><text:span text:style-name="T95">el </text:span><text:span text:style-name="T8">envío por correo de los volantes. Pero con un enjambre, usted no tiene que hacer eso.<text:line-break/><text:line-break/>Más bien, p</text:span><text:span text:style-name="T95">i</text:span><text:span text:style-name="T8">ens</text:span><text:span text:style-name="T95">e </text:span><text:span text:style-name="T8">en términos de hacer un </text:span><text:span text:style-name="T95">PDF</text:span><text:span text:style-name="T8"> de tamaño A5 o medio-tamaño carta para el volante y pidiendo a sus activistas imprimir doscientos ejemplares cada uno y distribuirlos a sus vecinos. No es sólo </text:span><text:span text:style-name="T95">que a</text:span><text:span text:style-name="T8">cept</text:span><text:span text:style-name="T95">en </text:span><text:span text:style-name="T8">hacerlo, es espera</text:span><text:span text:style-name="T95">ble</text:span><text:span text:style-name="T8">. Claro, usted no puede obtener una cobertura del 100 por ciento en comparación con el pago de la impresión y la distribución, pero vamos a hacer los cálculos aquí, sólo por diversión.</text:span><text:span text:style-name="T1"><text:line-break/><text:line-break/></text:span><text:span text:style-name="T8">Asumamos que tenemos diez mil activistas y que el 5 por ciento de ellos tome</text:span><text:span text:style-name="T95">n </text:span><text:span text:style-name="T8">esta solicitud en particular, que es un cálculo aproximado. Eso significa que tenemos cien mil folletos distribuidos a los hogares cerca de donde nuestros activistas viven (también sugiere que esos lugares son demográficamente lugares adecuados para reclutar más activistas </text:span><text:span text:style-name="T95">para</text:span><text:span text:style-name="T8"> nuestro enjambre).<text:line-break/><text:line-break/>El costo total para usted para lograr este alcance es de tres a cuatro horas de trabajo: diseña</text:span><text:span text:style-name="T95">r</text:span><text:span text:style-name="T8"> el PDF en cuestión, </text:span><text:span text:style-name="T95">y alentar</text:span><text:span text:style-name="T8"> a sus activistas a imprimir</text:span><text:span text:style-name="T95">lo</text:span><text:span text:style-name="T8"> y distribuirlo. El costo es aún menos si tiene buenos diseñadores en el enjambre que gustan </text:span><text:span text:style-name="T95">de </text:span><text:span text:style-name="T8">hac</text:span><text:span text:style-name="T95">er</text:span><text:span text:style-name="T8"> volantes, o si usted está recogiendo un</text:span><text:span text:style-name="T95">a</text:span><text:span text:style-name="T8"> de los rem</text:span><text:span text:style-name="T95">ezclas</text:span><text:span text:style-name="T8"> existentes de su visión en formato de folleto.</text:span><text:span text:style-name="T1"><text:line-break/><text:line-break/></text:span><text:span text:style-name="T8">El costo total de una organización tradicional, por el contrario, es del orden de cuarenta mil euros para lograr el mismo resultado, y muy probablemente con más horas de trabajo, sólo </text:span><text:span text:style-name="T96">co</text:span><text:span text:style-name="T8">n trabajo administrativo </text:span><text:span text:style-name="T96">para</text:span><text:span text:style-name="T8"> las órdenes necesarias.<text:line-break/><text:line-break/>No es difícil ver los beneficios tangibles de escalar.<text:line-break/><text:line-break/>Usted puede aplicar fácilmente este principio a la impresión de volantes, también, sobre todo en las primeras etapas del enjambre (el primer año o dos años, antes de que haya un ingreso predecible y significativ</text:span><text:span text:style-name="T97">o</text:span><text:span text:style-name="T8">). Anime a sus activistas a </text:span><text:span text:style-name="T97">que escojan el volante a repartir</text:span><text:span text:style-name="T8"> entre todos los remixes de activistas, imprim</text:span><text:span text:style-name="T97">a</text:span><text:span text:style-name="T8"> algunos quinientos ejemplares en su impresora, y sal</text:span><text:span text:style-name="T97">ga</text:span><text:span text:style-name="T8"> de la ciudad y </text:span><text:span text:style-name="T97">repartalos</text:span><text:span text:style-name="T8">. Todo sin pedirle permiso a nadie.</text:span></text:p>
      <text:p text:style-name="P4"><text:span text:style-name="T8"/></text:p>
      <text:p text:style-name="P5"><text:span text:style-name="T5">Los p</text:span><text:span text:style-name="T1">osters son algo más difíciles de escalar debido a su gran tamaño no estándar, pero un gran número de activistas t</text:span><text:span text:style-name="T5">i</text:span><text:span text:style-name="T1">ene</text:span><text:span text:style-name="T5">n </text:span><text:span text:style-name="T1">acceso a la impresión de </text:span><text:span text:style-name="T5">documentos en</text:span><text:span text:style-name="T1"> A</text:span><text:span text:style-name="T5">3</text:span><text:span text:style-name="T1"> </text:span><text:span text:style-name="T5">(o A4)</text:span><text:span text:style-name="T1"> en algún lugar de sus rutinas diarias. No hace</text:span><text:span text:style-name="T5">n</text:span><text:span text:style-name="T1"> falta grandes tiradas de impresión cuando se trata de carteles. Como ya se ha mencionado, una campaña de cien cartel es considerad</text:span><text:span text:style-name="T5">a</text:span><text:span text:style-name="T1"> uno grande en un barrio o ciudad pequeña.</text:span></text:p>
      <text:p text:style-name="P5"><text:span text:style-name="T1"/></text:p>
      <text:p text:style-name="P6"><text:span text:style-name="T1">Si </text:span><text:span text:style-name="T5">todo </text:span><text:span text:style-name="T1">va bien, anim</text:span><text:span text:style-name="T5">e</text:span><text:span text:style-name="T1"> a los activistas a tomar fotos y compartir</text:span><text:span text:style-name="T5">las</text:span><text:span text:style-name="T1"> cuando hacen activismo en las calles. Eso alienta a más personas a hacer el mismo tipo de activismo y engendra una competencia amistosa. También podemos usar es</text:span><text:span text:style-name="T5">t</text:span><text:span text:style-name="T1">as fotos para concursos internos </text:span><text:span text:style-name="T5">par</text:span><text:span text:style-name="T1">a diversión y </text:span><text:span text:style-name="T5">con </text:span><text:span text:style-name="T1">premios tontos. Esto ayuda a motivar el enjambre en su conjunto, y también sirve para mostrar a otras personas de que el enjambre está activo, reclutas potenciales y adversarios por igual.</text:span></text:p>
      <text:p text:style-name="P6"><text:span text:style-name="T1"/></text:p>
      <text:p text:style-name="P6"><text:span text:style-name="T1">En el próximo capítulo, vamos a echar un vistazo más profundo a la auto-organización y hacer que las cosas suced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19:55:07.838000000</meta:creation-date>
    <dc:date>2016-01-27T13:58:08.686000000</dc:date>
    <meta:editing-duration>PT8H14M56S</meta:editing-duration>
    <meta:editing-cycles>80</meta:editing-cycles>
    <meta:generator>LibreOffice/5.0.4.2$Windows_x86 LibreOffice_project/2b9802c1994aa0b7dc6079e128979269cf95bc78</meta:generator>
    <meta:document-statistic meta:table-count="0" meta:image-count="0" meta:object-count="0" meta:page-count="10" meta:paragraph-count="8" meta:word-count="5876" meta:character-count="34791" meta:non-whitespace-character-count="28823"/>
  </office:meta>
</office:document-meta>
</file>